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3">
          <table:table-cell office:value-type="string">
            <text:p>n</text:p>
          </table:table-cell>
          <table:table-cell office:value-type="string">
            <text:p>O(1)</text:p>
          </table:table-cell>
          <table:table-cell office:value-type="string">
            <text:p>O(logn)</text:p>
          </table:table-cell>
          <table:table-cell office:value-type="string">
            <text:p>O(nlogn)</text:p>
          </table:table-cell>
          <table:table-cell office:value-type="string">
            <text:p>O(n)</text:p>
          </table:table-cell>
          <table:table-cell office:value-type="string">
            <text:p>O(n^2)</text:p>
          </table:table-cell>
          <table:table-cell office:value-type="string">
            <text:p>O(2^n)</text:p>
          </table:table-cell>
          <table:table-cell office:value-type="string">
            <text:p>count</text:p>
          </table:table-cell>
          <table:table-cell office:value-type="string">
            <text:p>2^n -1</text:p>
          </table:table-cell>
          <table:table-cell office:value-type="string">
            <text:p>nlogn</text:p>
          </table:table-cell>
          <table:table-cell office:value-type="string">
            <text:p>??</text:p>
          </table:table-cell>
          <table:table-cell office:value-type="string">
            <text:p>1+log(n)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table:formula="of:=[.$A$2]" office:value-type="float" office:value="1">
            <text:p>1</text:p>
          </table:table-cell>
          <table:table-cell table:formula="of:=LOG([.A2];2)" office:value-type="float" office:value="0">
            <text:p>0</text:p>
          </table:table-cell>
          <table:table-cell table:formula="of:=[.A2]*LOG([.A2];2)" office:value-type="float" office:value="0">
            <text:p>0</text:p>
          </table:table-cell>
          <table:table-cell table:formula="of:=[.A2]" office:value-type="float" office:value="1">
            <text:p>1</text:p>
          </table:table-cell>
          <table:table-cell table:formula="of:=[.A2]^2" office:value-type="float" office:value="1">
            <text:p>1</text:p>
          </table:table-cell>
          <table:table-cell table:formula="of:=2^[.A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2^[.A2])-1" office:value-type="float" office:value="1">
            <text:p>1</text:p>
          </table:table-cell>
          <table:table-cell table:formula="of:=[.A2]*LOG([.A2];2)+1" office:value-type="float" office:value="1">
            <text:p>1</text:p>
          </table:table-cell>
          <table:table-cell table:formula="of:=LOG([.A2];2)+1" office:value-type="float" office:value="1">
            <text:p>1</text:p>
          </table:table-cell>
          <table:table-cell table:style-name="Default" table:formula="of:=1+LOG([.A2];2)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table:formula="of:=[.$A$2]" office:value-type="float" office:value="1">
            <text:p>1</text:p>
          </table:table-cell>
          <table:table-cell table:formula="of:=LOG([.A3];2)" office:value-type="float" office:value="1">
            <text:p>1</text:p>
          </table:table-cell>
          <table:table-cell table:formula="of:=[.A3]*LOG([.A3];2)" office:value-type="float" office:value="2">
            <text:p>2</text:p>
          </table:table-cell>
          <table:table-cell table:formula="of:=[.A3]" office:value-type="float" office:value="2">
            <text:p>2</text:p>
          </table:table-cell>
          <table:table-cell table:formula="of:=[.A3]^2" office:value-type="float" office:value="4">
            <text:p>4</text:p>
          </table:table-cell>
          <table:table-cell table:formula="of:=2^[.A3]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2^[.A3])-1" office:value-type="float" office:value="3">
            <text:p>3</text:p>
          </table:table-cell>
          <table:table-cell table:formula="of:=[.A3]*LOG([.A3];2)+1" office:value-type="float" office:value="3">
            <text:p>3</text:p>
          </table:table-cell>
          <table:table-cell table:formula="of:=LOG([.A3];2)+1" office:value-type="float" office:value="2">
            <text:p>2</text:p>
          </table:table-cell>
          <table:table-cell table:style-name="Default" table:formula="of:=1+LOG([.A3];2)" office:value-type="float" office:value="2">
            <text:p>2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table:formula="of:=[.$A$2]" office:value-type="float" office:value="1">
            <text:p>1</text:p>
          </table:table-cell>
          <table:table-cell table:formula="of:=LOG([.A4];2)" office:value-type="float" office:value="1.58496250072116">
            <text:p>1.5849625007</text:p>
          </table:table-cell>
          <table:table-cell table:formula="of:=[.A4]*LOG([.A4];2)" office:value-type="float" office:value="4.75488750216347">
            <text:p>4.7548875022</text:p>
          </table:table-cell>
          <table:table-cell table:formula="of:=[.A4]" office:value-type="float" office:value="3">
            <text:p>3</text:p>
          </table:table-cell>
          <table:table-cell table:formula="of:=[.A4]^2" office:value-type="float" office:value="9">
            <text:p>9</text:p>
          </table:table-cell>
          <table:table-cell table:formula="of:=2^[.A4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(2^[.A4])-1" office:value-type="float" office:value="7">
            <text:p>7</text:p>
          </table:table-cell>
          <table:table-cell table:formula="of:=[.A4]*LOG([.A4];2)+1" office:value-type="float" office:value="5.75488750216347">
            <text:p>5.7548875022</text:p>
          </table:table-cell>
          <table:table-cell table:formula="of:=LOG([.A4];2)+1" office:value-type="float" office:value="2.58496250072116">
            <text:p>2.5849625007</text:p>
          </table:table-cell>
          <table:table-cell table:style-name="Default" table:formula="of:=1+LOG([.A4];2)" office:value-type="float" office:value="2.58496250072116">
            <text:p>2.5849625007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formula="of:=[.$A$2]" office:value-type="float" office:value="1">
            <text:p>1</text:p>
          </table:table-cell>
          <table:table-cell table:formula="of:=LOG([.A5];2)" office:value-type="float" office:value="2">
            <text:p>2</text:p>
          </table:table-cell>
          <table:table-cell table:formula="of:=[.A5]*LOG([.A5];2)" office:value-type="float" office:value="8">
            <text:p>8</text:p>
          </table:table-cell>
          <table:table-cell table:formula="of:=[.A5]" office:value-type="float" office:value="4">
            <text:p>4</text:p>
          </table:table-cell>
          <table:table-cell table:formula="of:=[.A5]^2" office:value-type="float" office:value="16">
            <text:p>16</text:p>
          </table:table-cell>
          <table:table-cell table:formula="of:=2^[.A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(2^[.A5])-1" office:value-type="float" office:value="15">
            <text:p>15</text:p>
          </table:table-cell>
          <table:table-cell table:formula="of:=[.A5]*LOG([.A5];2)+1" office:value-type="float" office:value="9">
            <text:p>9</text:p>
          </table:table-cell>
          <table:table-cell table:formula="of:=LOG([.A5];2)+1" office:value-type="float" office:value="3">
            <text:p>3</text:p>
          </table:table-cell>
          <table:table-cell table:style-name="Default" table:formula="of:=1+LOG([.A5];2)"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formula="of:=[.$A$2]" office:value-type="float" office:value="1">
            <text:p>1</text:p>
          </table:table-cell>
          <table:table-cell table:formula="of:=LOG([.A6];2)" office:value-type="float" office:value="2.32192809488736">
            <text:p>2.3219280949</text:p>
          </table:table-cell>
          <table:table-cell table:formula="of:=[.A6]*LOG([.A6];2)" office:value-type="float" office:value="11.6096404744368">
            <text:p>11.6096404744</text:p>
          </table:table-cell>
          <table:table-cell table:formula="of:=[.A6]" office:value-type="float" office:value="5">
            <text:p>5</text:p>
          </table:table-cell>
          <table:table-cell table:formula="of:=[.A6]^2" office:value-type="float" office:value="25">
            <text:p>25</text:p>
          </table:table-cell>
          <table:table-cell table:formula="of:=2^[.A6]"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(2^[.A6])-1" office:value-type="float" office:value="31">
            <text:p>31</text:p>
          </table:table-cell>
          <table:table-cell table:formula="of:=[.A6]*LOG([.A6];2)+1" office:value-type="float" office:value="12.6096404744368">
            <text:p>12.6096404744</text:p>
          </table:table-cell>
          <table:table-cell table:formula="of:=LOG([.A6];2)+1" office:value-type="float" office:value="3.32192809488736">
            <text:p>3.3219280949</text:p>
          </table:table-cell>
          <table:table-cell table:style-name="Default" table:formula="of:=1+LOG([.A6];2)" office:value-type="float" office:value="3.32192809488736">
            <text:p>3.3219280949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table:formula="of:=[.$A$2]" office:value-type="float" office:value="1">
            <text:p>1</text:p>
          </table:table-cell>
          <table:table-cell table:formula="of:=LOG([.A7];2)" office:value-type="float" office:value="2.58496250072116">
            <text:p>2.5849625007</text:p>
          </table:table-cell>
          <table:table-cell table:formula="of:=[.A7]*LOG([.A7];2)" office:value-type="float" office:value="15.5097750043269">
            <text:p>15.5097750043</text:p>
          </table:table-cell>
          <table:table-cell table:formula="of:=[.A7]" office:value-type="float" office:value="6">
            <text:p>6</text:p>
          </table:table-cell>
          <table:table-cell table:formula="of:=[.A7]^2" office:value-type="float" office:value="36">
            <text:p>36</text:p>
          </table:table-cell>
          <table:table-cell table:formula="of:=2^[.A7]" office:value-type="float" office:value="64">
            <text:p>64</text:p>
          </table:table-cell>
          <table:table-cell office:value-type="float" office:value="6">
            <text:p>6</text:p>
          </table:table-cell>
          <table:table-cell table:formula="of:=(2^[.A7])-1" office:value-type="float" office:value="63">
            <text:p>63</text:p>
          </table:table-cell>
          <table:table-cell table:formula="of:=[.A7]*LOG([.A7];2)+1" office:value-type="float" office:value="16.5097750043269">
            <text:p>16.5097750043</text:p>
          </table:table-cell>
          <table:table-cell table:formula="of:=LOG([.A7];2)+1" office:value-type="float" office:value="3.58496250072116">
            <text:p>3.5849625007</text:p>
          </table:table-cell>
          <table:table-cell table:style-name="Default" table:formula="of:=1+LOG([.A7];2)" office:value-type="float" office:value="3.58496250072116">
            <text:p>3.5849625007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table:formula="of:=[.$A$2]" office:value-type="float" office:value="1">
            <text:p>1</text:p>
          </table:table-cell>
          <table:table-cell table:formula="of:=LOG([.A8];2)" office:value-type="float" office:value="2.8073549220576">
            <text:p>2.8073549221</text:p>
          </table:table-cell>
          <table:table-cell table:formula="of:=[.A8]*LOG([.A8];2)" office:value-type="float" office:value="19.6514844544032">
            <text:p>19.6514844544</text:p>
          </table:table-cell>
          <table:table-cell table:formula="of:=[.A8]" office:value-type="float" office:value="7">
            <text:p>7</text:p>
          </table:table-cell>
          <table:table-cell table:formula="of:=[.A8]^2" office:value-type="float" office:value="49">
            <text:p>49</text:p>
          </table:table-cell>
          <table:table-cell table:formula="of:=2^[.A8]" office:value-type="float" office:value="128">
            <text:p>128</text:p>
          </table:table-cell>
          <table:table-cell office:value-type="float" office:value="7">
            <text:p>7</text:p>
          </table:table-cell>
          <table:table-cell table:formula="of:=(2^[.A8])-1" office:value-type="float" office:value="127">
            <text:p>127</text:p>
          </table:table-cell>
          <table:table-cell table:formula="of:=[.A8]*LOG([.A8];2)+1" office:value-type="float" office:value="20.6514844544032">
            <text:p>20.6514844544</text:p>
          </table:table-cell>
          <table:table-cell table:formula="of:=LOG([.A8];2)+1" office:value-type="float" office:value="3.8073549220576">
            <text:p>3.8073549221</text:p>
          </table:table-cell>
          <table:table-cell table:style-name="Default" table:formula="of:=1+LOG([.A8];2)" office:value-type="float" office:value="3.8073549220576">
            <text:p>3.8073549221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table:formula="of:=[.$A$2]" office:value-type="float" office:value="1">
            <text:p>1</text:p>
          </table:table-cell>
          <table:table-cell table:formula="of:=LOG([.A9];2)" office:value-type="float" office:value="3">
            <text:p>3</text:p>
          </table:table-cell>
          <table:table-cell table:formula="of:=[.A9]*LOG([.A9];2)" office:value-type="float" office:value="24">
            <text:p>24</text:p>
          </table:table-cell>
          <table:table-cell table:formula="of:=[.A9]" office:value-type="float" office:value="8">
            <text:p>8</text:p>
          </table:table-cell>
          <table:table-cell table:formula="of:=[.A9]^2" office:value-type="float" office:value="64">
            <text:p>64</text:p>
          </table:table-cell>
          <table:table-cell table:formula="of:=2^[.A9]" office:value-type="float" office:value="256">
            <text:p>256</text:p>
          </table:table-cell>
          <table:table-cell office:value-type="float" office:value="8">
            <text:p>8</text:p>
          </table:table-cell>
          <table:table-cell table:formula="of:=(2^[.A9])-1" office:value-type="float" office:value="255">
            <text:p>255</text:p>
          </table:table-cell>
          <table:table-cell table:formula="of:=[.A9]*LOG([.A9];2)+1" office:value-type="float" office:value="25">
            <text:p>25</text:p>
          </table:table-cell>
          <table:table-cell table:formula="of:=LOG([.A9];2)+1" office:value-type="float" office:value="4">
            <text:p>4</text:p>
          </table:table-cell>
          <table:table-cell table:style-name="Default" table:formula="of:=1+LOG([.A9];2)" office:value-type="float" office:value="4">
            <text:p>4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table:formula="of:=[.$A$2]" office:value-type="float" office:value="1">
            <text:p>1</text:p>
          </table:table-cell>
          <table:table-cell table:formula="of:=LOG([.A10];2)" office:value-type="float" office:value="3.16992500144231">
            <text:p>3.1699250014</text:p>
          </table:table-cell>
          <table:table-cell table:formula="of:=[.A10]*LOG([.A10];2)" office:value-type="float" office:value="28.5293250129808">
            <text:p>28.529325013</text:p>
          </table:table-cell>
          <table:table-cell table:formula="of:=[.A10]" office:value-type="float" office:value="9">
            <text:p>9</text:p>
          </table:table-cell>
          <table:table-cell table:formula="of:=[.A10]^2" office:value-type="float" office:value="81">
            <text:p>81</text:p>
          </table:table-cell>
          <table:table-cell table:formula="of:=2^[.A10]" office:value-type="float" office:value="512">
            <text:p>512</text:p>
          </table:table-cell>
          <table:table-cell office:value-type="float" office:value="9">
            <text:p>9</text:p>
          </table:table-cell>
          <table:table-cell table:formula="of:=(2^[.A10])-1" office:value-type="float" office:value="511">
            <text:p>511</text:p>
          </table:table-cell>
          <table:table-cell table:formula="of:=[.A10]*LOG([.A10];2)+1" office:value-type="float" office:value="29.5293250129808">
            <text:p>29.529325013</text:p>
          </table:table-cell>
          <table:table-cell table:formula="of:=LOG([.A10];2)+1" office:value-type="float" office:value="4.16992500144231">
            <text:p>4.1699250014</text:p>
          </table:table-cell>
          <table:table-cell table:style-name="Default" table:formula="of:=1+LOG([.A10];2)" office:value-type="float" office:value="4.16992500144231">
            <text:p>4.1699250014</text:p>
          </table:table-cell>
          <table:table-cell table:number-columns-repeated="1012"/>
        </table:table-row>
        <table:table-row table:style-name="ro2">
          <table:table-cell office:value-type="float" office:value="10">
            <text:p>10</text:p>
          </table:table-cell>
          <table:table-cell table:formula="of:=[.$A$2]" office:value-type="float" office:value="1">
            <text:p>1</text:p>
          </table:table-cell>
          <table:table-cell table:formula="of:=LOG([.A11];2)" office:value-type="float" office:value="3.32192809488736">
            <text:p>3.3219280949</text:p>
          </table:table-cell>
          <table:table-cell table:formula="of:=[.A11]*LOG([.A11];2)" office:value-type="float" office:value="33.2192809488736">
            <text:p>33.2192809489</text:p>
          </table:table-cell>
          <table:table-cell table:formula="of:=[.A11]" office:value-type="float" office:value="10">
            <text:p>10</text:p>
          </table:table-cell>
          <table:table-cell table:formula="of:=[.A11]^2" office:value-type="float" office:value="100">
            <text:p>100</text:p>
          </table:table-cell>
          <table:table-cell table:formula="of:=2^[.A11]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(2^[.A11])-1" office:value-type="float" office:value="1023">
            <text:p>1023</text:p>
          </table:table-cell>
          <table:table-cell table:formula="of:=[.A11]*LOG([.A11];2)+1" office:value-type="float" office:value="34.2192809488736">
            <text:p>34.2192809489</text:p>
          </table:table-cell>
          <table:table-cell table:formula="of:=LOG([.A11];2)+1" office:value-type="float" office:value="4.32192809488736">
            <text:p>4.3219280949</text:p>
          </table:table-cell>
          <table:table-cell table:style-name="Default" table:formula="of:=1+LOG([.A11];2)" office:value-type="float" office:value="4.32192809488736">
            <text:p>4.3219280949</text:p>
          </table:table-cell>
          <table:table-cell table:number-columns-repeated="1012"/>
        </table:table-row>
        <table:table-row table:style-name="ro2">
          <table:table-cell office:value-type="float" office:value="11">
            <text:p>11</text:p>
          </table:table-cell>
          <table:table-cell table:formula="of:=[.$A$2]" office:value-type="float" office:value="1">
            <text:p>1</text:p>
          </table:table-cell>
          <table:table-cell table:formula="of:=LOG([.A12];2)" office:value-type="float" office:value="3.4594316186373">
            <text:p>3.4594316186</text:p>
          </table:table-cell>
          <table:table-cell table:formula="of:=[.A12]*LOG([.A12];2)" office:value-type="float" office:value="38.0537478050103">
            <text:p>38.053747805</text:p>
          </table:table-cell>
          <table:table-cell table:formula="of:=[.A12]" office:value-type="float" office:value="11">
            <text:p>11</text:p>
          </table:table-cell>
          <table:table-cell table:formula="of:=[.A12]^2" office:value-type="float" office:value="121">
            <text:p>121</text:p>
          </table:table-cell>
          <table:table-cell table:formula="of:=2^[.A12]" office:value-type="float" office:value="2048">
            <text:p>2048</text:p>
          </table:table-cell>
          <table:table-cell office:value-type="float" office:value="11">
            <text:p>11</text:p>
          </table:table-cell>
          <table:table-cell table:formula="of:=(2^[.A12])-1" office:value-type="float" office:value="2047">
            <text:p>2047</text:p>
          </table:table-cell>
          <table:table-cell table:formula="of:=[.A12]*LOG([.A12];2)+1" office:value-type="float" office:value="39.0537478050103">
            <text:p>39.053747805</text:p>
          </table:table-cell>
          <table:table-cell table:formula="of:=LOG([.A12];2)+1" office:value-type="float" office:value="4.4594316186373">
            <text:p>4.4594316186</text:p>
          </table:table-cell>
          <table:table-cell table:style-name="Default" table:formula="of:=1+LOG([.A12];2)" office:value-type="float" office:value="4.4594316186373">
            <text:p>4.4594316186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table:formula="of:=[.$A$2]" office:value-type="float" office:value="1">
            <text:p>1</text:p>
          </table:table-cell>
          <table:table-cell table:formula="of:=LOG([.A13];2)" office:value-type="float" office:value="3.58496250072116">
            <text:p>3.5849625007</text:p>
          </table:table-cell>
          <table:table-cell table:formula="of:=[.A13]*LOG([.A13];2)" office:value-type="float" office:value="43.0195500086539">
            <text:p>43.0195500087</text:p>
          </table:table-cell>
          <table:table-cell table:formula="of:=[.A13]" office:value-type="float" office:value="12">
            <text:p>12</text:p>
          </table:table-cell>
          <table:table-cell table:formula="of:=[.A13]^2" office:value-type="float" office:value="144">
            <text:p>144</text:p>
          </table:table-cell>
          <table:table-cell table:formula="of:=2^[.A13]" office:value-type="float" office:value="4096">
            <text:p>4096</text:p>
          </table:table-cell>
          <table:table-cell office:value-type="float" office:value="12">
            <text:p>12</text:p>
          </table:table-cell>
          <table:table-cell table:formula="of:=(2^[.A13])-1" office:value-type="float" office:value="4095">
            <text:p>4095</text:p>
          </table:table-cell>
          <table:table-cell table:formula="of:=[.A13]*LOG([.A13];2)+1" office:value-type="float" office:value="44.0195500086539">
            <text:p>44.0195500087</text:p>
          </table:table-cell>
          <table:table-cell table:formula="of:=LOG([.A13];2)+1" office:value-type="float" office:value="4.58496250072116">
            <text:p>4.5849625007</text:p>
          </table:table-cell>
          <table:table-cell table:style-name="Default" table:formula="of:=1+LOG([.A13];2)" office:value-type="float" office:value="4.58496250072116">
            <text:p>4.5849625007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formula="of:=[.$A$2]" office:value-type="float" office:value="1">
            <text:p>1</text:p>
          </table:table-cell>
          <table:table-cell table:formula="of:=LOG([.A14];2)" office:value-type="float" office:value="3.70043971814109">
            <text:p>3.7004397181</text:p>
          </table:table-cell>
          <table:table-cell table:formula="of:=[.A14]*LOG([.A14];2)" office:value-type="float" office:value="48.1057163358342">
            <text:p>48.1057163358</text:p>
          </table:table-cell>
          <table:table-cell table:formula="of:=[.A14]" office:value-type="float" office:value="13">
            <text:p>13</text:p>
          </table:table-cell>
          <table:table-cell table:formula="of:=[.A14]^2" office:value-type="float" office:value="169">
            <text:p>169</text:p>
          </table:table-cell>
          <table:table-cell table:formula="of:=2^[.A14]" office:value-type="float" office:value="8192">
            <text:p>8192</text:p>
          </table:table-cell>
          <table:table-cell office:value-type="float" office:value="13">
            <text:p>13</text:p>
          </table:table-cell>
          <table:table-cell table:formula="of:=(2^[.A14])-1" office:value-type="float" office:value="8191">
            <text:p>8191</text:p>
          </table:table-cell>
          <table:table-cell table:formula="of:=[.A14]*LOG([.A14];2)+1" office:value-type="float" office:value="49.1057163358342">
            <text:p>49.1057163358</text:p>
          </table:table-cell>
          <table:table-cell table:formula="of:=LOG([.A14];2)+1" office:value-type="float" office:value="4.70043971814109">
            <text:p>4.7004397181</text:p>
          </table:table-cell>
          <table:table-cell table:style-name="Default" table:formula="of:=1+LOG([.A14];2)" office:value-type="float" office:value="4.70043971814109">
            <text:p>4.7004397181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formula="of:=[.$A$2]" office:value-type="float" office:value="1">
            <text:p>1</text:p>
          </table:table-cell>
          <table:table-cell table:formula="of:=LOG([.A15];2)" office:value-type="float" office:value="3.8073549220576">
            <text:p>3.8073549221</text:p>
          </table:table-cell>
          <table:table-cell table:formula="of:=[.A15]*LOG([.A15];2)" office:value-type="float" office:value="53.3029689088064">
            <text:p>53.3029689088</text:p>
          </table:table-cell>
          <table:table-cell table:formula="of:=[.A15]" office:value-type="float" office:value="14">
            <text:p>14</text:p>
          </table:table-cell>
          <table:table-cell table:formula="of:=[.A15]^2" office:value-type="float" office:value="196">
            <text:p>196</text:p>
          </table:table-cell>
          <table:table-cell table:formula="of:=2^[.A15]" office:value-type="float" office:value="16384">
            <text:p>16384</text:p>
          </table:table-cell>
          <table:table-cell office:value-type="float" office:value="14">
            <text:p>14</text:p>
          </table:table-cell>
          <table:table-cell table:formula="of:=(2^[.A15])-1" office:value-type="float" office:value="16383">
            <text:p>16383</text:p>
          </table:table-cell>
          <table:table-cell table:formula="of:=[.A15]*LOG([.A15];2)+1" office:value-type="float" office:value="54.3029689088065">
            <text:p>54.3029689088</text:p>
          </table:table-cell>
          <table:table-cell table:formula="of:=LOG([.A15];2)+1" office:value-type="float" office:value="4.8073549220576">
            <text:p>4.8073549221</text:p>
          </table:table-cell>
          <table:table-cell table:style-name="Default" table:formula="of:=1+LOG([.A15];2)" office:value-type="float" office:value="4.8073549220576">
            <text:p>4.8073549221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table:formula="of:=[.$A$2]" office:value-type="float" office:value="1">
            <text:p>1</text:p>
          </table:table-cell>
          <table:table-cell table:formula="of:=LOG([.A16];2)" office:value-type="float" office:value="3.90689059560852">
            <text:p>3.9068905956</text:p>
          </table:table-cell>
          <table:table-cell table:formula="of:=[.A16]*LOG([.A16];2)" office:value-type="float" office:value="58.6033589341278">
            <text:p>58.6033589341</text:p>
          </table:table-cell>
          <table:table-cell table:formula="of:=[.A16]" office:value-type="float" office:value="15">
            <text:p>15</text:p>
          </table:table-cell>
          <table:table-cell table:formula="of:=[.A16]^2" office:value-type="float" office:value="225">
            <text:p>225</text:p>
          </table:table-cell>
          <table:table-cell table:formula="of:=2^[.A16]" office:value-type="float" office:value="32768">
            <text:p>32768</text:p>
          </table:table-cell>
          <table:table-cell office:value-type="float" office:value="15">
            <text:p>15</text:p>
          </table:table-cell>
          <table:table-cell table:formula="of:=(2^[.A16])-1" office:value-type="float" office:value="32767">
            <text:p>32767</text:p>
          </table:table-cell>
          <table:table-cell table:formula="of:=[.A16]*LOG([.A16];2)+1" office:value-type="float" office:value="59.6033589341278">
            <text:p>59.6033589341</text:p>
          </table:table-cell>
          <table:table-cell table:formula="of:=LOG([.A16];2)+1" office:value-type="float" office:value="4.90689059560852">
            <text:p>4.9068905956</text:p>
          </table:table-cell>
          <table:table-cell table:style-name="Default" table:formula="of:=1+LOG([.A16];2)" office:value-type="float" office:value="4.90689059560852">
            <text:p>4.9068905956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table:formula="of:=[.$A$2]" office:value-type="float" office:value="1">
            <text:p>1</text:p>
          </table:table-cell>
          <table:table-cell table:formula="of:=LOG([.A17];2)" office:value-type="float" office:value="4">
            <text:p>4</text:p>
          </table:table-cell>
          <table:table-cell table:formula="of:=[.A17]*LOG([.A17];2)" office:value-type="float" office:value="64">
            <text:p>64</text:p>
          </table:table-cell>
          <table:table-cell table:formula="of:=[.A17]" office:value-type="float" office:value="16">
            <text:p>16</text:p>
          </table:table-cell>
          <table:table-cell table:formula="of:=[.A17]^2" office:value-type="float" office:value="256">
            <text:p>256</text:p>
          </table:table-cell>
          <table:table-cell table:formula="of:=2^[.A17]" office:value-type="float" office:value="65536">
            <text:p>65536</text:p>
          </table:table-cell>
          <table:table-cell office:value-type="float" office:value="16">
            <text:p>16</text:p>
          </table:table-cell>
          <table:table-cell table:formula="of:=(2^[.A17])-1" office:value-type="float" office:value="65535">
            <text:p>65535</text:p>
          </table:table-cell>
          <table:table-cell table:formula="of:=[.A17]*LOG([.A17];2)+1" office:value-type="float" office:value="65">
            <text:p>65</text:p>
          </table:table-cell>
          <table:table-cell table:formula="of:=LOG([.A17];2)+1" office:value-type="float" office:value="5">
            <text:p>5</text:p>
          </table:table-cell>
          <table:table-cell table:style-name="Default" table:formula="of:=1+LOG([.A17];2)" office:value-type="float" office:value="5">
            <text:p>5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table:formula="of:=[.$A$2]" office:value-type="float" office:value="1">
            <text:p>1</text:p>
          </table:table-cell>
          <table:table-cell table:formula="of:=LOG([.A18];2)" office:value-type="float" office:value="4.08746284125034">
            <text:p>4.0874628413</text:p>
          </table:table-cell>
          <table:table-cell table:formula="of:=[.A18]*LOG([.A18];2)" office:value-type="float" office:value="69.4868683012558">
            <text:p>69.4868683013</text:p>
          </table:table-cell>
          <table:table-cell table:formula="of:=[.A18]" office:value-type="float" office:value="17">
            <text:p>17</text:p>
          </table:table-cell>
          <table:table-cell table:formula="of:=[.A18]^2" office:value-type="float" office:value="289">
            <text:p>289</text:p>
          </table:table-cell>
          <table:table-cell table:formula="of:=2^[.A18]" office:value-type="float" office:value="131072">
            <text:p>131072</text:p>
          </table:table-cell>
          <table:table-cell office:value-type="float" office:value="17">
            <text:p>17</text:p>
          </table:table-cell>
          <table:table-cell table:formula="of:=(2^[.A18])-1" office:value-type="float" office:value="131071">
            <text:p>131071</text:p>
          </table:table-cell>
          <table:table-cell table:formula="of:=[.A18]*LOG([.A18];2)+1" office:value-type="float" office:value="70.4868683012558">
            <text:p>70.4868683013</text:p>
          </table:table-cell>
          <table:table-cell table:formula="of:=LOG([.A18];2)+1" office:value-type="float" office:value="5.08746284125034">
            <text:p>5.0874628413</text:p>
          </table:table-cell>
          <table:table-cell table:style-name="Default" table:formula="of:=1+LOG([.A18];2)" office:value-type="float" office:value="5.08746284125034">
            <text:p>5.0874628413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table:formula="of:=[.$A$2]" office:value-type="float" office:value="1">
            <text:p>1</text:p>
          </table:table-cell>
          <table:table-cell table:formula="of:=LOG([.A19];2)" office:value-type="float" office:value="4.16992500144231">
            <text:p>4.1699250014</text:p>
          </table:table-cell>
          <table:table-cell table:formula="of:=[.A19]*LOG([.A19];2)" office:value-type="float" office:value="75.0586500259616">
            <text:p>75.058650026</text:p>
          </table:table-cell>
          <table:table-cell table:formula="of:=[.A19]" office:value-type="float" office:value="18">
            <text:p>18</text:p>
          </table:table-cell>
          <table:table-cell table:formula="of:=[.A19]^2" office:value-type="float" office:value="324">
            <text:p>324</text:p>
          </table:table-cell>
          <table:table-cell table:formula="of:=2^[.A19]" office:value-type="float" office:value="262144">
            <text:p>262144</text:p>
          </table:table-cell>
          <table:table-cell office:value-type="float" office:value="18">
            <text:p>18</text:p>
          </table:table-cell>
          <table:table-cell table:formula="of:=(2^[.A19])-1" office:value-type="float" office:value="262143">
            <text:p>262143</text:p>
          </table:table-cell>
          <table:table-cell table:formula="of:=[.A19]*LOG([.A19];2)+1" office:value-type="float" office:value="76.0586500259616">
            <text:p>76.058650026</text:p>
          </table:table-cell>
          <table:table-cell table:formula="of:=LOG([.A19];2)+1" office:value-type="float" office:value="5.16992500144231">
            <text:p>5.1699250014</text:p>
          </table:table-cell>
          <table:table-cell table:style-name="Default" table:formula="of:=1+LOG([.A19];2)" office:value-type="float" office:value="5.16992500144231">
            <text:p>5.1699250014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table:formula="of:=[.$A$2]" office:value-type="float" office:value="1">
            <text:p>1</text:p>
          </table:table-cell>
          <table:table-cell table:formula="of:=LOG([.A20];2)" office:value-type="float" office:value="4.24792751344359">
            <text:p>4.2479275134</text:p>
          </table:table-cell>
          <table:table-cell table:formula="of:=[.A20]*LOG([.A20];2)" office:value-type="float" office:value="80.7106227554281">
            <text:p>80.7106227554</text:p>
          </table:table-cell>
          <table:table-cell table:formula="of:=[.A20]" office:value-type="float" office:value="19">
            <text:p>19</text:p>
          </table:table-cell>
          <table:table-cell table:formula="of:=[.A20]^2" office:value-type="float" office:value="361">
            <text:p>361</text:p>
          </table:table-cell>
          <table:table-cell table:formula="of:=2^[.A20]" office:value-type="float" office:value="524288">
            <text:p>524288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office:value-type="float" office:value="20">
            <text:p>20</text:p>
          </table:table-cell>
          <table:table-cell table:formula="of:=[.$A$2]" office:value-type="float" office:value="1">
            <text:p>1</text:p>
          </table:table-cell>
          <table:table-cell table:formula="of:=LOG([.A21];2)" office:value-type="float" office:value="4.32192809488736">
            <text:p>4.3219280949</text:p>
          </table:table-cell>
          <table:table-cell table:formula="of:=[.A21]*LOG([.A21];2)" office:value-type="float" office:value="86.4385618977473">
            <text:p>86.4385618977</text:p>
          </table:table-cell>
          <table:table-cell table:formula="of:=[.A21]" office:value-type="float" office:value="20">
            <text:p>20</text:p>
          </table:table-cell>
          <table:table-cell table:formula="of:=[.A21]^2" office:value-type="float" office:value="400">
            <text:p>400</text:p>
          </table:table-cell>
          <table:table-cell table:formula="of:=2^[.A21]" office:value-type="float" office:value="1048576">
            <text:p>1048576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table:formula="of:=[.$A$2]" office:value-type="float" office:value="1">
            <text:p>1</text:p>
          </table:table-cell>
          <table:table-cell table:formula="of:=LOG([.A22];2)" office:value-type="float" office:value="4.39231742277876">
            <text:p>4.3923174228</text:p>
          </table:table-cell>
          <table:table-cell table:formula="of:=[.A22]*LOG([.A22];2)" office:value-type="float" office:value="92.238665878354">
            <text:p>92.2386658784</text:p>
          </table:table-cell>
          <table:table-cell table:formula="of:=[.A22]" office:value-type="float" office:value="21">
            <text:p>21</text:p>
          </table:table-cell>
          <table:table-cell table:formula="of:=[.A22]^2" office:value-type="float" office:value="441">
            <text:p>441</text:p>
          </table:table-cell>
          <table:table-cell table:formula="of:=2^[.A22]" office:value-type="float" office:value="2097152">
            <text:p>2097152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table:formula="of:=[.$A$2]" office:value-type="float" office:value="1">
            <text:p>1</text:p>
          </table:table-cell>
          <table:table-cell table:formula="of:=LOG([.A23];2)" office:value-type="float" office:value="4.4594316186373">
            <text:p>4.4594316186</text:p>
          </table:table-cell>
          <table:table-cell table:formula="of:=[.A23]*LOG([.A23];2)" office:value-type="float" office:value="98.1074956100205">
            <text:p>98.10749561</text:p>
          </table:table-cell>
          <table:table-cell table:formula="of:=[.A23]" office:value-type="float" office:value="22">
            <text:p>22</text:p>
          </table:table-cell>
          <table:table-cell table:formula="of:=[.A23]^2" office:value-type="float" office:value="484">
            <text:p>484</text:p>
          </table:table-cell>
          <table:table-cell table:formula="of:=2^[.A23]" office:value-type="float" office:value="4194304">
            <text:p>4194304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table:formula="of:=[.$A$2]" office:value-type="float" office:value="1">
            <text:p>1</text:p>
          </table:table-cell>
          <table:table-cell table:formula="of:=LOG([.A24];2)" office:value-type="float" office:value="4.52356195605701">
            <text:p>4.5235619561</text:p>
          </table:table-cell>
          <table:table-cell table:formula="of:=[.A24]*LOG([.A24];2)" office:value-type="float" office:value="104.041924989311">
            <text:p>104.0419249893</text:p>
          </table:table-cell>
          <table:table-cell table:formula="of:=[.A24]" office:value-type="float" office:value="23">
            <text:p>23</text:p>
          </table:table-cell>
          <table:table-cell table:formula="of:=[.A24]^2" office:value-type="float" office:value="529">
            <text:p>529</text:p>
          </table:table-cell>
          <table:table-cell table:formula="of:=2^[.A24]" office:value-type="float" office:value="8388608">
            <text:p>8388608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formula="of:=[.$A$2]" office:value-type="float" office:value="1">
            <text:p>1</text:p>
          </table:table-cell>
          <table:table-cell table:formula="of:=LOG([.A25];2)" office:value-type="float" office:value="4.58496250072116">
            <text:p>4.5849625007</text:p>
          </table:table-cell>
          <table:table-cell table:formula="of:=[.A25]*LOG([.A25];2)" office:value-type="float" office:value="110.039100017308">
            <text:p>110.0391000173</text:p>
          </table:table-cell>
          <table:table-cell table:formula="of:=[.A25]" office:value-type="float" office:value="24">
            <text:p>24</text:p>
          </table:table-cell>
          <table:table-cell table:formula="of:=[.A25]^2" office:value-type="float" office:value="576">
            <text:p>576</text:p>
          </table:table-cell>
          <table:table-cell table:formula="of:=2^[.A25]" office:value-type="float" office:value="16777216">
            <text:p>16777216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formula="of:=[.$A$2]" office:value-type="float" office:value="1">
            <text:p>1</text:p>
          </table:table-cell>
          <table:table-cell table:formula="of:=LOG([.A26];2)" office:value-type="float" office:value="4.64385618977472">
            <text:p>4.6438561898</text:p>
          </table:table-cell>
          <table:table-cell table:formula="of:=[.A26]*LOG([.A26];2)" office:value-type="float" office:value="116.096404744368">
            <text:p>116.0964047444</text:p>
          </table:table-cell>
          <table:table-cell table:formula="of:=[.A26]" office:value-type="float" office:value="25">
            <text:p>25</text:p>
          </table:table-cell>
          <table:table-cell table:formula="of:=[.A26]^2" office:value-type="float" office:value="625">
            <text:p>625</text:p>
          </table:table-cell>
          <table:table-cell table:formula="of:=2^[.A26]" office:value-type="float" office:value="33554432">
            <text:p>33554432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formula="of:=[.$A$2]" office:value-type="float" office:value="1">
            <text:p>1</text:p>
          </table:table-cell>
          <table:table-cell table:formula="of:=LOG([.A27];2)" office:value-type="float" office:value="4.70043971814109">
            <text:p>4.7004397181</text:p>
          </table:table-cell>
          <table:table-cell table:formula="of:=[.A27]*LOG([.A27];2)" office:value-type="float" office:value="122.211432671668">
            <text:p>122.2114326717</text:p>
          </table:table-cell>
          <table:table-cell table:formula="of:=[.A27]" office:value-type="float" office:value="26">
            <text:p>26</text:p>
          </table:table-cell>
          <table:table-cell table:formula="of:=[.A27]^2" office:value-type="float" office:value="676">
            <text:p>676</text:p>
          </table:table-cell>
          <table:table-cell table:formula="of:=2^[.A27]" office:value-type="float" office:value="67108864">
            <text:p>67108864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formula="of:=[.$A$2]" office:value-type="float" office:value="1">
            <text:p>1</text:p>
          </table:table-cell>
          <table:table-cell table:formula="of:=LOG([.A28];2)" office:value-type="float" office:value="4.75488750216347">
            <text:p>4.7548875022</text:p>
          </table:table-cell>
          <table:table-cell table:formula="of:=[.A28]*LOG([.A28];2)" office:value-type="float" office:value="128.381962558414">
            <text:p>128.3819625584</text:p>
          </table:table-cell>
          <table:table-cell table:formula="of:=[.A28]" office:value-type="float" office:value="27">
            <text:p>27</text:p>
          </table:table-cell>
          <table:table-cell table:formula="of:=[.A28]^2" office:value-type="float" office:value="729">
            <text:p>729</text:p>
          </table:table-cell>
          <table:table-cell table:formula="of:=2^[.A28]" office:value-type="float" office:value="134217728">
            <text:p>134217728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formula="of:=[.$A$2]" office:value-type="float" office:value="1">
            <text:p>1</text:p>
          </table:table-cell>
          <table:table-cell table:formula="of:=LOG([.A29];2)" office:value-type="float" office:value="4.8073549220576">
            <text:p>4.8073549221</text:p>
          </table:table-cell>
          <table:table-cell table:formula="of:=[.A29]*LOG([.A29];2)" office:value-type="float" office:value="134.605937817613">
            <text:p>134.6059378176</text:p>
          </table:table-cell>
          <table:table-cell table:formula="of:=[.A29]" office:value-type="float" office:value="28">
            <text:p>28</text:p>
          </table:table-cell>
          <table:table-cell table:formula="of:=[.A29]^2" office:value-type="float" office:value="784">
            <text:p>784</text:p>
          </table:table-cell>
          <table:table-cell table:formula="of:=2^[.A29]" office:value-type="float" office:value="268435456">
            <text:p>268435456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formula="of:=[.$A$2]" office:value-type="float" office:value="1">
            <text:p>1</text:p>
          </table:table-cell>
          <table:table-cell table:formula="of:=LOG([.A30];2)" office:value-type="float" office:value="4.85798099512757">
            <text:p>4.8579809951</text:p>
          </table:table-cell>
          <table:table-cell table:formula="of:=[.A30]*LOG([.A30];2)" office:value-type="float" office:value="140.8814488587">
            <text:p>140.8814488587</text:p>
          </table:table-cell>
          <table:table-cell table:formula="of:=[.A30]" office:value-type="float" office:value="29">
            <text:p>29</text:p>
          </table:table-cell>
          <table:table-cell table:formula="of:=[.A30]^2" office:value-type="float" office:value="841">
            <text:p>841</text:p>
          </table:table-cell>
          <table:table-cell table:formula="of:=2^[.A30]" office:value-type="float" office:value="536870912">
            <text:p>536870912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formula="of:=[.$A$2]" office:value-type="float" office:value="1">
            <text:p>1</text:p>
          </table:table-cell>
          <table:table-cell table:formula="of:=LOG([.A31];2)" office:value-type="float" office:value="4.90689059560852">
            <text:p>4.9068905956</text:p>
          </table:table-cell>
          <table:table-cell table:formula="of:=[.A31]*LOG([.A31];2)" office:value-type="float" office:value="147.206717868256">
            <text:p>147.2067178683</text:p>
          </table:table-cell>
          <table:table-cell table:formula="of:=[.A31]" office:value-type="float" office:value="30">
            <text:p>30</text:p>
          </table:table-cell>
          <table:table-cell table:formula="of:=[.A31]^2" office:value-type="float" office:value="900">
            <text:p>900</text:p>
          </table:table-cell>
          <table:table-cell table:formula="of:=2^[.A31]" office:value-type="float" office:value="1073741824">
            <text:p>1073741824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formula="of:=[.$A$2]" office:value-type="float" office:value="1">
            <text:p>1</text:p>
          </table:table-cell>
          <table:table-cell table:formula="of:=LOG([.A32];2)" office:value-type="float" office:value="4.95419631038688">
            <text:p>4.9541963104</text:p>
          </table:table-cell>
          <table:table-cell table:formula="of:=[.A32]*LOG([.A32];2)" office:value-type="float" office:value="153.580085621993">
            <text:p>153.580085622</text:p>
          </table:table-cell>
          <table:table-cell table:formula="of:=[.A32]" office:value-type="float" office:value="31">
            <text:p>31</text:p>
          </table:table-cell>
          <table:table-cell table:formula="of:=[.A32]^2" office:value-type="float" office:value="961">
            <text:p>961</text:p>
          </table:table-cell>
          <table:table-cell table:formula="of:=2^[.A32]" office:value-type="float" office:value="2147483648">
            <text:p>2147483648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formula="of:=[.$A$2]" office:value-type="float" office:value="1">
            <text:p>1</text:p>
          </table:table-cell>
          <table:table-cell table:formula="of:=LOG([.A33];2)" office:value-type="float" office:value="5">
            <text:p>5</text:p>
          </table:table-cell>
          <table:table-cell table:formula="of:=[.A33]*LOG([.A33];2)" office:value-type="float" office:value="160">
            <text:p>160</text:p>
          </table:table-cell>
          <table:table-cell table:formula="of:=[.A33]" office:value-type="float" office:value="32">
            <text:p>32</text:p>
          </table:table-cell>
          <table:table-cell table:formula="of:=[.A33]^2" office:value-type="float" office:value="1024">
            <text:p>1024</text:p>
          </table:table-cell>
          <table:table-cell table:formula="of:=2^[.A33]" office:value-type="float" office:value="4294967296">
            <text:p>4294967296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formula="of:=[.$A$2]" office:value-type="float" office:value="1">
            <text:p>1</text:p>
          </table:table-cell>
          <table:table-cell table:formula="of:=LOG([.A34];2)" office:value-type="float" office:value="5.04439411935845">
            <text:p>5.0443941194</text:p>
          </table:table-cell>
          <table:table-cell table:formula="of:=[.A34]*LOG([.A34];2)" office:value-type="float" office:value="166.465005938829">
            <text:p>166.4650059388</text:p>
          </table:table-cell>
          <table:table-cell table:formula="of:=[.A34]" office:value-type="float" office:value="33">
            <text:p>33</text:p>
          </table:table-cell>
          <table:table-cell table:formula="of:=[.A34]^2" office:value-type="float" office:value="1089">
            <text:p>1089</text:p>
          </table:table-cell>
          <table:table-cell table:formula="of:=2^[.A34]" office:value-type="float" office:value="8589934592">
            <text:p>8589934592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formula="of:=[.$A$2]" office:value-type="float" office:value="1">
            <text:p>1</text:p>
          </table:table-cell>
          <table:table-cell table:formula="of:=LOG([.A35];2)" office:value-type="float" office:value="5.08746284125034">
            <text:p>5.0874628413</text:p>
          </table:table-cell>
          <table:table-cell table:formula="of:=[.A35]*LOG([.A35];2)" office:value-type="float" office:value="172.973736602512">
            <text:p>172.9737366025</text:p>
          </table:table-cell>
          <table:table-cell table:formula="of:=[.A35]" office:value-type="float" office:value="34">
            <text:p>34</text:p>
          </table:table-cell>
          <table:table-cell table:formula="of:=[.A35]^2" office:value-type="float" office:value="1156">
            <text:p>1156</text:p>
          </table:table-cell>
          <table:table-cell table:formula="of:=2^[.A35]" office:value-type="float" office:value="17179869184">
            <text:p>17179869184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formula="of:=[.$A$2]" office:value-type="float" office:value="1">
            <text:p>1</text:p>
          </table:table-cell>
          <table:table-cell table:formula="of:=LOG([.A36];2)" office:value-type="float" office:value="5.12928301694497">
            <text:p>5.1292830169</text:p>
          </table:table-cell>
          <table:table-cell table:formula="of:=[.A36]*LOG([.A36];2)" office:value-type="float" office:value="179.524905593074">
            <text:p>179.5249055931</text:p>
          </table:table-cell>
          <table:table-cell table:formula="of:=[.A36]" office:value-type="float" office:value="35">
            <text:p>35</text:p>
          </table:table-cell>
          <table:table-cell table:formula="of:=[.A36]^2" office:value-type="float" office:value="1225">
            <text:p>1225</text:p>
          </table:table-cell>
          <table:table-cell table:formula="of:=2^[.A36]" office:value-type="float" office:value="34359738368">
            <text:p>34359738368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formula="of:=[.$A$2]" office:value-type="float" office:value="1">
            <text:p>1</text:p>
          </table:table-cell>
          <table:table-cell table:formula="of:=LOG([.A37];2)" office:value-type="float" office:value="5.16992500144231">
            <text:p>5.1699250014</text:p>
          </table:table-cell>
          <table:table-cell table:formula="of:=[.A37]*LOG([.A37];2)" office:value-type="float" office:value="186.117300051923">
            <text:p>186.1173000519</text:p>
          </table:table-cell>
          <table:table-cell table:formula="of:=[.A37]" office:value-type="float" office:value="36">
            <text:p>36</text:p>
          </table:table-cell>
          <table:table-cell table:formula="of:=[.A37]^2" office:value-type="float" office:value="1296">
            <text:p>1296</text:p>
          </table:table-cell>
          <table:table-cell table:formula="of:=2^[.A37]" office:value-type="float" office:value="68719476736">
            <text:p>68719476736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formula="of:=[.$A$2]" office:value-type="float" office:value="1">
            <text:p>1</text:p>
          </table:table-cell>
          <table:table-cell table:formula="of:=LOG([.A38];2)" office:value-type="float" office:value="5.20945336562895">
            <text:p>5.2094533656</text:p>
          </table:table-cell>
          <table:table-cell table:formula="of:=[.A38]*LOG([.A38];2)" office:value-type="float" office:value="192.749774528271">
            <text:p>192.7497745283</text:p>
          </table:table-cell>
          <table:table-cell table:formula="of:=[.A38]" office:value-type="float" office:value="37">
            <text:p>37</text:p>
          </table:table-cell>
          <table:table-cell table:formula="of:=[.A38]^2" office:value-type="float" office:value="1369">
            <text:p>1369</text:p>
          </table:table-cell>
          <table:table-cell table:formula="of:=2^[.A38]" office:value-type="float" office:value="137438953472">
            <text:p>137438953472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formula="of:=[.$A$2]" office:value-type="float" office:value="1">
            <text:p>1</text:p>
          </table:table-cell>
          <table:table-cell table:formula="of:=LOG([.A39];2)" office:value-type="float" office:value="5.24792751344359">
            <text:p>5.2479275134</text:p>
          </table:table-cell>
          <table:table-cell table:formula="of:=[.A39]*LOG([.A39];2)" office:value-type="float" office:value="199.421245510856">
            <text:p>199.4212455109</text:p>
          </table:table-cell>
          <table:table-cell table:formula="of:=[.A39]" office:value-type="float" office:value="38">
            <text:p>38</text:p>
          </table:table-cell>
          <table:table-cell table:formula="of:=[.A39]^2" office:value-type="float" office:value="1444">
            <text:p>1444</text:p>
          </table:table-cell>
          <table:table-cell table:formula="of:=2^[.A39]" office:value-type="float" office:value="274877906944">
            <text:p>274877906944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formula="of:=[.$A$2]" office:value-type="float" office:value="1">
            <text:p>1</text:p>
          </table:table-cell>
          <table:table-cell table:formula="of:=LOG([.A40];2)" office:value-type="float" office:value="5.28540221886225">
            <text:p>5.2854022189</text:p>
          </table:table-cell>
          <table:table-cell table:formula="of:=[.A40]*LOG([.A40];2)" office:value-type="float" office:value="206.130686535628">
            <text:p>206.1306865356</text:p>
          </table:table-cell>
          <table:table-cell table:formula="of:=[.A40]" office:value-type="float" office:value="39">
            <text:p>39</text:p>
          </table:table-cell>
          <table:table-cell table:formula="of:=[.A40]^2" office:value-type="float" office:value="1521">
            <text:p>1521</text:p>
          </table:table-cell>
          <table:table-cell table:formula="of:=2^[.A40]" office:value-type="float" office:value="549755813888">
            <text:p>549755813888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formula="of:=[.$A$2]" office:value-type="float" office:value="1">
            <text:p>1</text:p>
          </table:table-cell>
          <table:table-cell table:formula="of:=LOG([.A41];2)" office:value-type="float" office:value="5.32192809488736">
            <text:p>5.3219280949</text:p>
          </table:table-cell>
          <table:table-cell table:formula="of:=[.A41]*LOG([.A41];2)" office:value-type="float" office:value="212.877123795494">
            <text:p>212.8771237955</text:p>
          </table:table-cell>
          <table:table-cell table:formula="of:=[.A41]" office:value-type="float" office:value="40">
            <text:p>40</text:p>
          </table:table-cell>
          <table:table-cell table:formula="of:=[.A41]^2" office:value-type="float" office:value="1600">
            <text:p>1600</text:p>
          </table:table-cell>
          <table:table-cell table:formula="of:=2^[.A41]" office:value-type="float" office:value="1099511627776">
            <text:p>1099511627776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formula="of:=[.$A$2]" office:value-type="float" office:value="1">
            <text:p>1</text:p>
          </table:table-cell>
          <table:table-cell table:formula="of:=LOG([.A42];2)" office:value-type="float" office:value="5.35755200461808">
            <text:p>5.3575520046</text:p>
          </table:table-cell>
          <table:table-cell table:formula="of:=[.A42]*LOG([.A42];2)" office:value-type="float" office:value="219.659632189341">
            <text:p>219.6596321893</text:p>
          </table:table-cell>
          <table:table-cell table:formula="of:=[.A42]" office:value-type="float" office:value="41">
            <text:p>41</text:p>
          </table:table-cell>
          <table:table-cell table:formula="of:=[.A42]^2" office:value-type="float" office:value="1681">
            <text:p>1681</text:p>
          </table:table-cell>
          <table:table-cell table:formula="of:=2^[.A42]" office:value-type="float" office:value="2199023255552">
            <text:p>2199023255552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formula="of:=[.$A$2]" office:value-type="float" office:value="1">
            <text:p>1</text:p>
          </table:table-cell>
          <table:table-cell table:formula="of:=LOG([.A43];2)" office:value-type="float" office:value="5.39231742277876">
            <text:p>5.3923174228</text:p>
          </table:table-cell>
          <table:table-cell table:formula="of:=[.A43]*LOG([.A43];2)" office:value-type="float" office:value="226.477331756708">
            <text:p>226.4773317567</text:p>
          </table:table-cell>
          <table:table-cell table:formula="of:=[.A43]" office:value-type="float" office:value="42">
            <text:p>42</text:p>
          </table:table-cell>
          <table:table-cell table:formula="of:=[.A43]^2" office:value-type="float" office:value="1764">
            <text:p>1764</text:p>
          </table:table-cell>
          <table:table-cell table:formula="of:=2^[.A43]" office:value-type="float" office:value="4398046511104">
            <text:p>4398046511104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formula="of:=[.$A$2]" office:value-type="float" office:value="1">
            <text:p>1</text:p>
          </table:table-cell>
          <table:table-cell table:formula="of:=LOG([.A44];2)" office:value-type="float" office:value="5.4262647547021">
            <text:p>5.4262647547</text:p>
          </table:table-cell>
          <table:table-cell table:formula="of:=[.A44]*LOG([.A44];2)" office:value-type="float" office:value="233.32938445219">
            <text:p>233.3293844522</text:p>
          </table:table-cell>
          <table:table-cell table:formula="of:=[.A44]" office:value-type="float" office:value="43">
            <text:p>43</text:p>
          </table:table-cell>
          <table:table-cell table:formula="of:=[.A44]^2" office:value-type="float" office:value="1849">
            <text:p>1849</text:p>
          </table:table-cell>
          <table:table-cell table:formula="of:=2^[.A44]" office:value-type="float" office:value="8796093022208">
            <text:p>8796093022208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formula="of:=[.$A$2]" office:value-type="float" office:value="1">
            <text:p>1</text:p>
          </table:table-cell>
          <table:table-cell table:formula="of:=LOG([.A45];2)" office:value-type="float" office:value="5.4594316186373">
            <text:p>5.4594316186</text:p>
          </table:table-cell>
          <table:table-cell table:formula="of:=[.A45]*LOG([.A45];2)" office:value-type="float" office:value="240.214991220041">
            <text:p>240.21499122</text:p>
          </table:table-cell>
          <table:table-cell table:formula="of:=[.A45]" office:value-type="float" office:value="44">
            <text:p>44</text:p>
          </table:table-cell>
          <table:table-cell table:formula="of:=[.A45]^2" office:value-type="float" office:value="1936">
            <text:p>1936</text:p>
          </table:table-cell>
          <table:table-cell table:formula="of:=2^[.A45]" office:value-type="float" office:value="17592186044416">
            <text:p>17592186044416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formula="of:=[.$A$2]" office:value-type="float" office:value="1">
            <text:p>1</text:p>
          </table:table-cell>
          <table:table-cell table:formula="of:=LOG([.A46];2)" office:value-type="float" office:value="5.49185309632968">
            <text:p>5.4918530963</text:p>
          </table:table-cell>
          <table:table-cell table:formula="of:=[.A46]*LOG([.A46];2)" office:value-type="float" office:value="247.133389334835">
            <text:p>247.1333893348</text:p>
          </table:table-cell>
          <table:table-cell table:formula="of:=[.A46]" office:value-type="float" office:value="45">
            <text:p>45</text:p>
          </table:table-cell>
          <table:table-cell table:formula="of:=[.A46]^2" office:value-type="float" office:value="2025">
            <text:p>2025</text:p>
          </table:table-cell>
          <table:table-cell table:formula="of:=2^[.A46]" office:value-type="float" office:value="35184372088832">
            <text:p>35184372088832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formula="of:=[.$A$2]" office:value-type="float" office:value="1">
            <text:p>1</text:p>
          </table:table-cell>
          <table:table-cell table:formula="of:=LOG([.A47];2)" office:value-type="float" office:value="5.52356195605701">
            <text:p>5.5235619561</text:p>
          </table:table-cell>
          <table:table-cell table:formula="of:=[.A47]*LOG([.A47];2)" office:value-type="float" office:value="254.083849978623">
            <text:p>254.0838499786</text:p>
          </table:table-cell>
          <table:table-cell table:formula="of:=[.A47]" office:value-type="float" office:value="46">
            <text:p>46</text:p>
          </table:table-cell>
          <table:table-cell table:formula="of:=[.A47]^2" office:value-type="float" office:value="2116">
            <text:p>2116</text:p>
          </table:table-cell>
          <table:table-cell table:formula="of:=2^[.A47]" office:value-type="float" office:value="70368744177664">
            <text:p>70368744177664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formula="of:=[.$A$2]" office:value-type="float" office:value="1">
            <text:p>1</text:p>
          </table:table-cell>
          <table:table-cell table:formula="of:=LOG([.A48];2)" office:value-type="float" office:value="5.55458885167764">
            <text:p>5.5545888517</text:p>
          </table:table-cell>
          <table:table-cell table:formula="of:=[.A48]*LOG([.A48];2)" office:value-type="float" office:value="261.065676028849">
            <text:p>261.0656760288</text:p>
          </table:table-cell>
          <table:table-cell table:formula="of:=[.A48]" office:value-type="float" office:value="47">
            <text:p>47</text:p>
          </table:table-cell>
          <table:table-cell table:formula="of:=[.A48]^2" office:value-type="float" office:value="2209">
            <text:p>2209</text:p>
          </table:table-cell>
          <table:table-cell table:formula="of:=2^[.A48]" office:value-type="float" office:value="140737488355328">
            <text:p>140737488355328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formula="of:=[.$A$2]" office:value-type="float" office:value="1">
            <text:p>1</text:p>
          </table:table-cell>
          <table:table-cell table:formula="of:=LOG([.A49];2)" office:value-type="float" office:value="5.58496250072116">
            <text:p>5.5849625007</text:p>
          </table:table-cell>
          <table:table-cell table:formula="of:=[.A49]*LOG([.A49];2)" office:value-type="float" office:value="268.078200034616">
            <text:p>268.0782000346</text:p>
          </table:table-cell>
          <table:table-cell table:formula="of:=[.A49]" office:value-type="float" office:value="48">
            <text:p>48</text:p>
          </table:table-cell>
          <table:table-cell table:formula="of:=[.A49]^2" office:value-type="float" office:value="2304">
            <text:p>2304</text:p>
          </table:table-cell>
          <table:table-cell table:formula="of:=2^[.A49]" office:value-type="float" office:value="281474976710656">
            <text:p>281474976710656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formula="of:=[.$A$2]" office:value-type="float" office:value="1">
            <text:p>1</text:p>
          </table:table-cell>
          <table:table-cell table:formula="of:=LOG([.A50];2)" office:value-type="float" office:value="5.61470984411521">
            <text:p>5.6147098441</text:p>
          </table:table-cell>
          <table:table-cell table:formula="of:=[.A50]*LOG([.A50];2)" office:value-type="float" office:value="275.120782361645">
            <text:p>275.1207823616</text:p>
          </table:table-cell>
          <table:table-cell table:formula="of:=[.A50]" office:value-type="float" office:value="49">
            <text:p>49</text:p>
          </table:table-cell>
          <table:table-cell table:formula="of:=[.A50]^2" office:value-type="float" office:value="2401">
            <text:p>2401</text:p>
          </table:table-cell>
          <table:table-cell table:formula="of:=2^[.A50]" office:value-type="float" office:value="562949953421312">
            <text:p>562949953421312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formula="of:=[.$A$2]" office:value-type="float" office:value="1">
            <text:p>1</text:p>
          </table:table-cell>
          <table:table-cell table:formula="of:=LOG([.A51];2)" office:value-type="float" office:value="5.64385618977472">
            <text:p>5.6438561898</text:p>
          </table:table-cell>
          <table:table-cell table:formula="of:=[.A51]*LOG([.A51];2)" office:value-type="float" office:value="282.192809488736">
            <text:p>282.1928094887</text:p>
          </table:table-cell>
          <table:table-cell table:formula="of:=[.A51]" office:value-type="float" office:value="50">
            <text:p>50</text:p>
          </table:table-cell>
          <table:table-cell table:formula="of:=[.A51]^2" office:value-type="float" office:value="2500">
            <text:p>2500</text:p>
          </table:table-cell>
          <table:table-cell table:formula="of:=2^[.A51]" office:value-type="float" office:value="1.12589990684262E+015">
            <text:p>1125899906842620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formula="of:=[.$A$2]" office:value-type="float" office:value="1">
            <text:p>1</text:p>
          </table:table-cell>
          <table:table-cell table:formula="of:=LOG([.A52];2)" office:value-type="float" office:value="5.6724253419715">
            <text:p>5.672425342</text:p>
          </table:table-cell>
          <table:table-cell table:formula="of:=[.A52]*LOG([.A52];2)" office:value-type="float" office:value="289.293692440546">
            <text:p>289.2936924405</text:p>
          </table:table-cell>
          <table:table-cell table:formula="of:=[.A52]" office:value-type="float" office:value="51">
            <text:p>51</text:p>
          </table:table-cell>
          <table:table-cell table:formula="of:=[.A52]^2" office:value-type="float" office:value="2601">
            <text:p>2601</text:p>
          </table:table-cell>
          <table:table-cell table:formula="of:=2^[.A52]" office:value-type="float" office:value="2.25179981368525E+015">
            <text:p>2251799813685250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formula="of:=[.$A$2]" office:value-type="float" office:value="1">
            <text:p>1</text:p>
          </table:table-cell>
          <table:table-cell table:formula="of:=LOG([.A53];2)" office:value-type="float" office:value="5.70043971814109">
            <text:p>5.7004397181</text:p>
          </table:table-cell>
          <table:table-cell table:formula="of:=[.A53]*LOG([.A53];2)" office:value-type="float" office:value="296.422865343337">
            <text:p>296.4228653433</text:p>
          </table:table-cell>
          <table:table-cell table:formula="of:=[.A53]" office:value-type="float" office:value="52">
            <text:p>52</text:p>
          </table:table-cell>
          <table:table-cell table:formula="of:=[.A53]^2" office:value-type="float" office:value="2704">
            <text:p>2704</text:p>
          </table:table-cell>
          <table:table-cell table:formula="of:=2^[.A53]" office:value-type="float" office:value="4.5035996273705E+015">
            <text:p>4503599627370500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formula="of:=[.$A$2]" office:value-type="float" office:value="1">
            <text:p>1</text:p>
          </table:table-cell>
          <table:table-cell table:formula="of:=LOG([.A54];2)" office:value-type="float" office:value="5.7279204545632">
            <text:p>5.7279204546</text:p>
          </table:table-cell>
          <table:table-cell table:formula="of:=[.A54]*LOG([.A54];2)" office:value-type="float" office:value="303.57978409185">
            <text:p>303.5797840919</text:p>
          </table:table-cell>
          <table:table-cell table:formula="of:=[.A54]" office:value-type="float" office:value="53">
            <text:p>53</text:p>
          </table:table-cell>
          <table:table-cell table:formula="of:=[.A54]^2" office:value-type="float" office:value="2809">
            <text:p>2809</text:p>
          </table:table-cell>
          <table:table-cell table:formula="of:=2^[.A54]" office:value-type="float" office:value="9.00719925474099E+015">
            <text:p>900719925474099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formula="of:=[.$A$2]" office:value-type="float" office:value="1">
            <text:p>1</text:p>
          </table:table-cell>
          <table:table-cell table:formula="of:=LOG([.A55];2)" office:value-type="float" office:value="5.75488750216347">
            <text:p>5.7548875022</text:p>
          </table:table-cell>
          <table:table-cell table:formula="of:=[.A55]*LOG([.A55];2)" office:value-type="float" office:value="310.763925116827">
            <text:p>310.7639251168</text:p>
          </table:table-cell>
          <table:table-cell table:formula="of:=[.A55]" office:value-type="float" office:value="54">
            <text:p>54</text:p>
          </table:table-cell>
          <table:table-cell table:formula="of:=[.A55]^2" office:value-type="float" office:value="2916">
            <text:p>2916</text:p>
          </table:table-cell>
          <table:table-cell table:formula="of:=2^[.A55]" office:value-type="float" office:value="1.8014398509482E+016">
            <text:p>18014398509482000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formula="of:=[.$A$2]" office:value-type="float" office:value="1">
            <text:p>1</text:p>
          </table:table-cell>
          <table:table-cell table:formula="of:=LOG([.A56];2)" office:value-type="float" office:value="5.78135971352466">
            <text:p>5.7813597135</text:p>
          </table:table-cell>
          <table:table-cell table:formula="of:=[.A56]*LOG([.A56];2)" office:value-type="float" office:value="317.974784243856">
            <text:p>317.9747842439</text:p>
          </table:table-cell>
          <table:table-cell table:formula="of:=[.A56]" office:value-type="float" office:value="55">
            <text:p>55</text:p>
          </table:table-cell>
          <table:table-cell table:formula="of:=[.A56]^2" office:value-type="float" office:value="3025">
            <text:p>3025</text:p>
          </table:table-cell>
          <table:table-cell table:formula="of:=2^[.A56]" office:value-type="float" office:value="3.6028797018964E+016">
            <text:p>36028797018964000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formula="of:=[.$A$2]" office:value-type="float" office:value="1">
            <text:p>1</text:p>
          </table:table-cell>
          <table:table-cell table:formula="of:=LOG([.A57];2)" office:value-type="float" office:value="5.8073549220576">
            <text:p>5.8073549221</text:p>
          </table:table-cell>
          <table:table-cell table:formula="of:=[.A57]*LOG([.A57];2)" office:value-type="float" office:value="325.211875635226">
            <text:p>325.2118756352</text:p>
          </table:table-cell>
          <table:table-cell table:formula="of:=[.A57]" office:value-type="float" office:value="56">
            <text:p>56</text:p>
          </table:table-cell>
          <table:table-cell table:formula="of:=[.A57]^2" office:value-type="float" office:value="3136">
            <text:p>3136</text:p>
          </table:table-cell>
          <table:table-cell table:formula="of:=2^[.A57]" office:value-type="float" office:value="7.20575940379279E+016">
            <text:p>72057594037927900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formula="of:=[.$A$2]" office:value-type="float" office:value="1">
            <text:p>1</text:p>
          </table:table-cell>
          <table:table-cell table:formula="of:=LOG([.A58];2)" office:value-type="float" office:value="5.83289001416474">
            <text:p>5.8328900142</text:p>
          </table:table-cell>
          <table:table-cell table:formula="of:=[.A58]*LOG([.A58];2)" office:value-type="float" office:value="332.47473080739">
            <text:p>332.4747308074</text:p>
          </table:table-cell>
          <table:table-cell table:formula="of:=[.A58]" office:value-type="float" office:value="57">
            <text:p>57</text:p>
          </table:table-cell>
          <table:table-cell table:formula="of:=[.A58]^2" office:value-type="float" office:value="3249">
            <text:p>3249</text:p>
          </table:table-cell>
          <table:table-cell table:formula="of:=2^[.A58]" office:value-type="float" office:value="1.44115188075856E+017">
            <text:p>144115188075856000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formula="of:=[.$A$2]" office:value-type="float" office:value="1">
            <text:p>1</text:p>
          </table:table-cell>
          <table:table-cell table:formula="of:=LOG([.A59];2)" office:value-type="float" office:value="5.85798099512757">
            <text:p>5.8579809951</text:p>
          </table:table-cell>
          <table:table-cell table:formula="of:=[.A59]*LOG([.A59];2)" office:value-type="float" office:value="339.762897717399">
            <text:p>339.7628977174</text:p>
          </table:table-cell>
          <table:table-cell table:formula="of:=[.A59]" office:value-type="float" office:value="58">
            <text:p>58</text:p>
          </table:table-cell>
          <table:table-cell table:formula="of:=[.A59]^2" office:value-type="float" office:value="3364">
            <text:p>3364</text:p>
          </table:table-cell>
          <table:table-cell table:formula="of:=2^[.A59]" office:value-type="float" office:value="2.88230376151712E+017">
            <text:p>288230376151712000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formula="of:=[.$A$2]" office:value-type="float" office:value="1">
            <text:p>1</text:p>
          </table:table-cell>
          <table:table-cell table:formula="of:=LOG([.A60];2)" office:value-type="float" office:value="5.88264304936184">
            <text:p>5.8826430494</text:p>
          </table:table-cell>
          <table:table-cell table:formula="of:=[.A60]*LOG([.A60];2)" office:value-type="float" office:value="347.075939912349">
            <text:p>347.0759399123</text:p>
          </table:table-cell>
          <table:table-cell table:formula="of:=[.A60]" office:value-type="float" office:value="59">
            <text:p>59</text:p>
          </table:table-cell>
          <table:table-cell table:formula="of:=[.A60]^2" office:value-type="float" office:value="3481">
            <text:p>3481</text:p>
          </table:table-cell>
          <table:table-cell table:formula="of:=2^[.A60]" office:value-type="float" office:value="5.76460752303424E+017">
            <text:p>576460752303424000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formula="of:=[.$A$2]" office:value-type="float" office:value="1">
            <text:p>1</text:p>
          </table:table-cell>
          <table:table-cell table:formula="of:=LOG([.A61];2)" office:value-type="float" office:value="5.90689059560852">
            <text:p>5.9068905956</text:p>
          </table:table-cell>
          <table:table-cell table:formula="of:=[.A61]*LOG([.A61];2)" office:value-type="float" office:value="354.413435736511">
            <text:p>354.4134357365</text:p>
          </table:table-cell>
          <table:table-cell table:formula="of:=[.A61]" office:value-type="float" office:value="60">
            <text:p>60</text:p>
          </table:table-cell>
          <table:table-cell table:formula="of:=[.A61]^2" office:value-type="float" office:value="3600">
            <text:p>3600</text:p>
          </table:table-cell>
          <table:table-cell table:formula="of:=2^[.A61]" office:value-type="float" office:value="1.15292150460685E+018">
            <text:p>1152921504606850000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formula="of:=[.$A$2]" office:value-type="float" office:value="1">
            <text:p>1</text:p>
          </table:table-cell>
          <table:table-cell table:formula="of:=LOG([.A62];2)" office:value-type="float" office:value="5.93073733756289">
            <text:p>5.9307373376</text:p>
          </table:table-cell>
          <table:table-cell table:formula="of:=[.A62]*LOG([.A62];2)" office:value-type="float" office:value="361.774977591336">
            <text:p>361.7749775913</text:p>
          </table:table-cell>
          <table:table-cell table:formula="of:=[.A62]" office:value-type="float" office:value="61">
            <text:p>61</text:p>
          </table:table-cell>
          <table:table-cell table:formula="of:=[.A62]^2" office:value-type="float" office:value="3721">
            <text:p>3721</text:p>
          </table:table-cell>
          <table:table-cell table:formula="of:=2^[.A62]" office:value-type="float" office:value="2.30584300921369E+018">
            <text:p>2305843009213690000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formula="of:=[.$A$2]" office:value-type="float" office:value="1">
            <text:p>1</text:p>
          </table:table-cell>
          <table:table-cell table:formula="of:=LOG([.A63];2)" office:value-type="float" office:value="5.95419631038688">
            <text:p>5.9541963104</text:p>
          </table:table-cell>
          <table:table-cell table:formula="of:=[.A63]*LOG([.A63];2)" office:value-type="float" office:value="369.160171243986">
            <text:p>369.160171244</text:p>
          </table:table-cell>
          <table:table-cell table:formula="of:=[.A63]" office:value-type="float" office:value="62">
            <text:p>62</text:p>
          </table:table-cell>
          <table:table-cell table:formula="of:=[.A63]^2" office:value-type="float" office:value="3844">
            <text:p>3844</text:p>
          </table:table-cell>
          <table:table-cell table:formula="of:=2^[.A63]" office:value-type="float" office:value="4.61168601842739E+018">
            <text:p>4611686018427390000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formula="of:=[.$A$2]" office:value-type="float" office:value="1">
            <text:p>1</text:p>
          </table:table-cell>
          <table:table-cell table:formula="of:=LOG([.A64];2)" office:value-type="float" office:value="5.97727992349992">
            <text:p>5.9772799235</text:p>
          </table:table-cell>
          <table:table-cell table:formula="of:=[.A64]*LOG([.A64];2)" office:value-type="float" office:value="376.568635180495">
            <text:p>376.5686351805</text:p>
          </table:table-cell>
          <table:table-cell table:formula="of:=[.A64]" office:value-type="float" office:value="63">
            <text:p>63</text:p>
          </table:table-cell>
          <table:table-cell table:formula="of:=[.A64]^2" office:value-type="float" office:value="3969">
            <text:p>3969</text:p>
          </table:table-cell>
          <table:table-cell table:formula="of:=2^[.A64]" office:value-type="float" office:value="9.22337203685478E+018">
            <text:p>9223372036854780000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formula="of:=[.$A$2]" office:value-type="float" office:value="1">
            <text:p>1</text:p>
          </table:table-cell>
          <table:table-cell table:formula="of:=LOG([.A65];2)" office:value-type="float" office:value="6">
            <text:p>6</text:p>
          </table:table-cell>
          <table:table-cell table:formula="of:=[.A65]*LOG([.A65];2)" office:value-type="float" office:value="384">
            <text:p>384</text:p>
          </table:table-cell>
          <table:table-cell table:formula="of:=[.A65]" office:value-type="float" office:value="64">
            <text:p>64</text:p>
          </table:table-cell>
          <table:table-cell table:formula="of:=[.A65]^2" office:value-type="float" office:value="4096">
            <text:p>4096</text:p>
          </table:table-cell>
          <table:table-cell table:formula="of:=2^[.A65]" office:value-type="float" office:value="1.84467440737096E+019">
            <text:p>18446744073709600000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formula="of:=[.$A$2]" office:value-type="float" office:value="1">
            <text:p>1</text:p>
          </table:table-cell>
          <table:table-cell table:formula="of:=LOG([.A66];2)" office:value-type="float" office:value="6.02236781302845">
            <text:p>6.022367813</text:p>
          </table:table-cell>
          <table:table-cell table:formula="of:=[.A66]*LOG([.A66];2)" office:value-type="float" office:value="391.45390784685">
            <text:p>391.4539078469</text:p>
          </table:table-cell>
          <table:table-cell table:formula="of:=[.A66]" office:value-type="float" office:value="65">
            <text:p>65</text:p>
          </table:table-cell>
          <table:table-cell table:formula="of:=[.A66]^2" office:value-type="float" office:value="4225">
            <text:p>4225</text:p>
          </table:table-cell>
          <table:table-cell table:formula="of:=2^[.A66]" office:value-type="float" office:value="3.68934881474191E+019">
            <text:p>36893488147419100000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formula="of:=[.$A$2]" office:value-type="float" office:value="1">
            <text:p>1</text:p>
          </table:table-cell>
          <table:table-cell table:formula="of:=LOG([.A67];2)" office:value-type="float" office:value="6.04439411935845">
            <text:p>6.0443941194</text:p>
          </table:table-cell>
          <table:table-cell table:formula="of:=[.A67]*LOG([.A67];2)" office:value-type="float" office:value="398.930011877658">
            <text:p>398.9300118777</text:p>
          </table:table-cell>
          <table:table-cell table:formula="of:=[.A67]" office:value-type="float" office:value="66">
            <text:p>66</text:p>
          </table:table-cell>
          <table:table-cell table:formula="of:=[.A67]^2" office:value-type="float" office:value="4356">
            <text:p>4356</text:p>
          </table:table-cell>
          <table:table-cell table:formula="of:=2^[.A67]" office:value-type="float" office:value="7.37869762948382E+019">
            <text:p>73786976294838200000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formula="of:=[.$A$2]" office:value-type="float" office:value="1">
            <text:p>1</text:p>
          </table:table-cell>
          <table:table-cell table:formula="of:=LOG([.A68];2)" office:value-type="float" office:value="6.06608919045777">
            <text:p>6.0660891905</text:p>
          </table:table-cell>
          <table:table-cell table:formula="of:=[.A68]*LOG([.A68];2)" office:value-type="float" office:value="406.427975760671">
            <text:p>406.4279757607</text:p>
          </table:table-cell>
          <table:table-cell table:formula="of:=[.A68]" office:value-type="float" office:value="67">
            <text:p>67</text:p>
          </table:table-cell>
          <table:table-cell table:formula="of:=[.A68]^2" office:value-type="float" office:value="4489">
            <text:p>4489</text:p>
          </table:table-cell>
          <table:table-cell table:formula="of:=2^[.A68]" office:value-type="float" office:value="1.47573952589676E+020">
            <text:p>147573952589676000000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formula="of:=[.$A$2]" office:value-type="float" office:value="1">
            <text:p>1</text:p>
          </table:table-cell>
          <table:table-cell table:formula="of:=LOG([.A69];2)" office:value-type="float" office:value="6.08746284125034">
            <text:p>6.0874628413</text:p>
          </table:table-cell>
          <table:table-cell table:formula="of:=[.A69]*LOG([.A69];2)" office:value-type="float" office:value="413.947473205023">
            <text:p>413.947473205</text:p>
          </table:table-cell>
          <table:table-cell table:formula="of:=[.A69]" office:value-type="float" office:value="68">
            <text:p>68</text:p>
          </table:table-cell>
          <table:table-cell table:formula="of:=[.A69]^2" office:value-type="float" office:value="4624">
            <text:p>4624</text:p>
          </table:table-cell>
          <table:table-cell table:formula="of:=2^[.A69]" office:value-type="float" office:value="2.95147905179353E+020">
            <text:p>295147905179353000000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formula="of:=[.$A$2]" office:value-type="float" office:value="1">
            <text:p>1</text:p>
          </table:table-cell>
          <table:table-cell table:formula="of:=LOG([.A70];2)" office:value-type="float" office:value="6.10852445677817">
            <text:p>6.1085244568</text:p>
          </table:table-cell>
          <table:table-cell table:formula="of:=[.A70]*LOG([.A70];2)" office:value-type="float" office:value="421.488187517694">
            <text:p>421.4881875177</text:p>
          </table:table-cell>
          <table:table-cell table:formula="of:=[.A70]" office:value-type="float" office:value="69">
            <text:p>69</text:p>
          </table:table-cell>
          <table:table-cell table:formula="of:=[.A70]^2" office:value-type="float" office:value="4761">
            <text:p>4761</text:p>
          </table:table-cell>
          <table:table-cell table:formula="of:=2^[.A70]" office:value-type="float" office:value="5.90295810358706E+020">
            <text:p>590295810358706000000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formula="of:=[.$A$2]" office:value-type="float" office:value="1">
            <text:p>1</text:p>
          </table:table-cell>
          <table:table-cell table:formula="of:=LOG([.A71];2)" office:value-type="float" office:value="6.12928301694497">
            <text:p>6.1292830169</text:p>
          </table:table-cell>
          <table:table-cell table:formula="of:=[.A71]*LOG([.A71];2)" office:value-type="float" office:value="429.049811186148">
            <text:p>429.0498111861</text:p>
          </table:table-cell>
          <table:table-cell table:formula="of:=[.A71]" office:value-type="float" office:value="70">
            <text:p>70</text:p>
          </table:table-cell>
          <table:table-cell table:formula="of:=[.A71]^2" office:value-type="float" office:value="4900">
            <text:p>4900</text:p>
          </table:table-cell>
          <table:table-cell table:formula="of:=2^[.A71]" office:value-type="float" office:value="1.18059162071741E+021">
            <text:p>1180591620717410000000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formula="of:=[.$A$2]" office:value-type="float" office:value="1">
            <text:p>1</text:p>
          </table:table-cell>
          <table:table-cell table:formula="of:=LOG([.A72];2)" office:value-type="float" office:value="6.14974711950468">
            <text:p>6.1497471195</text:p>
          </table:table-cell>
          <table:table-cell table:formula="of:=[.A72]*LOG([.A72];2)" office:value-type="float" office:value="436.632045484832">
            <text:p>436.6320454848</text:p>
          </table:table-cell>
          <table:table-cell table:formula="of:=[.A72]" office:value-type="float" office:value="71">
            <text:p>71</text:p>
          </table:table-cell>
          <table:table-cell table:formula="of:=[.A72]^2" office:value-type="float" office:value="5041">
            <text:p>5041</text:p>
          </table:table-cell>
          <table:table-cell table:formula="of:=2^[.A72]" office:value-type="float" office:value="2.36118324143482E+021">
            <text:p>2361183241434820000000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formula="of:=[.$A$2]" office:value-type="float" office:value="1">
            <text:p>1</text:p>
          </table:table-cell>
          <table:table-cell table:formula="of:=LOG([.A73];2)" office:value-type="float" office:value="6.16992500144231">
            <text:p>6.1699250014</text:p>
          </table:table-cell>
          <table:table-cell table:formula="of:=[.A73]*LOG([.A73];2)" office:value-type="float" office:value="444.234600103846">
            <text:p>444.2346001038</text:p>
          </table:table-cell>
          <table:table-cell table:formula="of:=[.A73]" office:value-type="float" office:value="72">
            <text:p>72</text:p>
          </table:table-cell>
          <table:table-cell table:formula="of:=[.A73]^2" office:value-type="float" office:value="5184">
            <text:p>5184</text:p>
          </table:table-cell>
          <table:table-cell table:formula="of:=2^[.A73]" office:value-type="float" office:value="4.72236648286965E+021">
            <text:p>4722366482869650000000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formula="of:=[.$A$2]" office:value-type="float" office:value="1">
            <text:p>1</text:p>
          </table:table-cell>
          <table:table-cell table:formula="of:=LOG([.A74];2)" office:value-type="float" office:value="6.18982455888002">
            <text:p>6.1898245589</text:p>
          </table:table-cell>
          <table:table-cell table:formula="of:=[.A74]*LOG([.A74];2)" office:value-type="float" office:value="451.857192798241">
            <text:p>451.8571927982</text:p>
          </table:table-cell>
          <table:table-cell table:formula="of:=[.A74]" office:value-type="float" office:value="73">
            <text:p>73</text:p>
          </table:table-cell>
          <table:table-cell table:formula="of:=[.A74]^2" office:value-type="float" office:value="5329">
            <text:p>5329</text:p>
          </table:table-cell>
          <table:table-cell table:formula="of:=2^[.A74]" office:value-type="float" office:value="9.44473296573929E+021">
            <text:p>9444732965739290000000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formula="of:=[.$A$2]" office:value-type="float" office:value="1">
            <text:p>1</text:p>
          </table:table-cell>
          <table:table-cell table:formula="of:=LOG([.A75];2)" office:value-type="float" office:value="6.20945336562895">
            <text:p>6.2094533656</text:p>
          </table:table-cell>
          <table:table-cell table:formula="of:=[.A75]*LOG([.A75];2)" office:value-type="float" office:value="459.499549056542">
            <text:p>459.4995490565</text:p>
          </table:table-cell>
          <table:table-cell table:formula="of:=[.A75]" office:value-type="float" office:value="74">
            <text:p>74</text:p>
          </table:table-cell>
          <table:table-cell table:formula="of:=[.A75]^2" office:value-type="float" office:value="5476">
            <text:p>5476</text:p>
          </table:table-cell>
          <table:table-cell table:formula="of:=2^[.A75]" office:value-type="float" office:value="1.88894659314786E+022">
            <text:p>18889465931478600000000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formula="of:=[.$A$2]" office:value-type="float" office:value="1">
            <text:p>1</text:p>
          </table:table-cell>
          <table:table-cell table:formula="of:=LOG([.A76];2)" office:value-type="float" office:value="6.22881869049588">
            <text:p>6.2288186905</text:p>
          </table:table-cell>
          <table:table-cell table:formula="of:=[.A76]*LOG([.A76];2)" office:value-type="float" office:value="467.161401787191">
            <text:p>467.1614017872</text:p>
          </table:table-cell>
          <table:table-cell table:formula="of:=[.A76]" office:value-type="float" office:value="75">
            <text:p>75</text:p>
          </table:table-cell>
          <table:table-cell table:formula="of:=[.A76]^2" office:value-type="float" office:value="5625">
            <text:p>5625</text:p>
          </table:table-cell>
          <table:table-cell table:formula="of:=2^[.A76]" office:value-type="float" office:value="3.77789318629572E+022">
            <text:p>37778931862957200000000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formula="of:=[.$A$2]" office:value-type="float" office:value="1">
            <text:p>1</text:p>
          </table:table-cell>
          <table:table-cell table:formula="of:=LOG([.A77];2)" office:value-type="float" office:value="6.24792751344359">
            <text:p>6.2479275134</text:p>
          </table:table-cell>
          <table:table-cell table:formula="of:=[.A77]*LOG([.A77];2)" office:value-type="float" office:value="474.842491021713">
            <text:p>474.8424910217</text:p>
          </table:table-cell>
          <table:table-cell table:formula="of:=[.A77]" office:value-type="float" office:value="76">
            <text:p>76</text:p>
          </table:table-cell>
          <table:table-cell table:formula="of:=[.A77]^2" office:value-type="float" office:value="5776">
            <text:p>5776</text:p>
          </table:table-cell>
          <table:table-cell table:formula="of:=2^[.A77]" office:value-type="float" office:value="7.55578637259143E+022">
            <text:p>75557863725914300000000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formula="of:=[.$A$2]" office:value-type="float" office:value="1">
            <text:p>1</text:p>
          </table:table-cell>
          <table:table-cell table:formula="of:=LOG([.A78];2)" office:value-type="float" office:value="6.2667865406949">
            <text:p>6.2667865407</text:p>
          </table:table-cell>
          <table:table-cell table:formula="of:=[.A78]*LOG([.A78];2)" office:value-type="float" office:value="482.542563633507">
            <text:p>482.5425636335</text:p>
          </table:table-cell>
          <table:table-cell table:formula="of:=[.A78]" office:value-type="float" office:value="77">
            <text:p>77</text:p>
          </table:table-cell>
          <table:table-cell table:formula="of:=[.A78]^2" office:value-type="float" office:value="5929">
            <text:p>5929</text:p>
          </table:table-cell>
          <table:table-cell table:formula="of:=2^[.A78]" office:value-type="float" office:value="1.51115727451829E+023">
            <text:p>151115727451829000000000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formula="of:=[.$A$2]" office:value-type="float" office:value="1">
            <text:p>1</text:p>
          </table:table-cell>
          <table:table-cell table:formula="of:=LOG([.A79];2)" office:value-type="float" office:value="6.28540221886225">
            <text:p>6.2854022189</text:p>
          </table:table-cell>
          <table:table-cell table:formula="of:=[.A79]*LOG([.A79];2)" office:value-type="float" office:value="490.261373071255">
            <text:p>490.2613730713</text:p>
          </table:table-cell>
          <table:table-cell table:formula="of:=[.A79]" office:value-type="float" office:value="78">
            <text:p>78</text:p>
          </table:table-cell>
          <table:table-cell table:formula="of:=[.A79]^2" office:value-type="float" office:value="6084">
            <text:p>6084</text:p>
          </table:table-cell>
          <table:table-cell table:formula="of:=2^[.A79]" office:value-type="float" office:value="3.02231454903657E+023">
            <text:p>302231454903657000000000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formula="of:=[.$A$2]" office:value-type="float" office:value="1">
            <text:p>1</text:p>
          </table:table-cell>
          <table:table-cell table:formula="of:=LOG([.A80];2)" office:value-type="float" office:value="6.3037807481771">
            <text:p>6.3037807482</text:p>
          </table:table-cell>
          <table:table-cell table:formula="of:=[.A80]*LOG([.A80];2)" office:value-type="float" office:value="497.998679105991">
            <text:p>497.998679106</text:p>
          </table:table-cell>
          <table:table-cell table:formula="of:=[.A80]" office:value-type="float" office:value="79">
            <text:p>79</text:p>
          </table:table-cell>
          <table:table-cell table:formula="of:=[.A80]^2" office:value-type="float" office:value="6241">
            <text:p>6241</text:p>
          </table:table-cell>
          <table:table-cell table:formula="of:=2^[.A80]" office:value-type="float" office:value="6.04462909807315E+023">
            <text:p>604462909807315000000000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formula="of:=[.$A$2]" office:value-type="float" office:value="1">
            <text:p>1</text:p>
          </table:table-cell>
          <table:table-cell table:formula="of:=LOG([.A81];2)" office:value-type="float" office:value="6.32192809488736">
            <text:p>6.3219280949</text:p>
          </table:table-cell>
          <table:table-cell table:formula="of:=[.A81]*LOG([.A81];2)" office:value-type="float" office:value="505.754247590989">
            <text:p>505.754247591</text:p>
          </table:table-cell>
          <table:table-cell table:formula="of:=[.A81]" office:value-type="float" office:value="80">
            <text:p>80</text:p>
          </table:table-cell>
          <table:table-cell table:formula="of:=[.A81]^2" office:value-type="float" office:value="6400">
            <text:p>6400</text:p>
          </table:table-cell>
          <table:table-cell table:formula="of:=2^[.A81]" office:value-type="float" office:value="1.20892581961463E+024">
            <text:p>1208925819614630000000000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formula="of:=[.$A$2]" office:value-type="float" office:value="1">
            <text:p>1</text:p>
          </table:table-cell>
          <table:table-cell table:formula="of:=LOG([.A82];2)" office:value-type="float" office:value="6.33985000288463">
            <text:p>6.3398500029</text:p>
          </table:table-cell>
          <table:table-cell table:formula="of:=[.A82]*LOG([.A82];2)" office:value-type="float" office:value="513.527850233655">
            <text:p>513.5278502337</text:p>
          </table:table-cell>
          <table:table-cell table:formula="of:=[.A82]" office:value-type="float" office:value="81">
            <text:p>81</text:p>
          </table:table-cell>
          <table:table-cell table:formula="of:=[.A82]^2" office:value-type="float" office:value="6561">
            <text:p>6561</text:p>
          </table:table-cell>
          <table:table-cell table:formula="of:=2^[.A82]" office:value-type="float" office:value="2.41785163922926E+024">
            <text:p>2417851639229260000000000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formula="of:=[.$A$2]" office:value-type="float" office:value="1">
            <text:p>1</text:p>
          </table:table-cell>
          <table:table-cell table:formula="of:=LOG([.A83];2)" office:value-type="float" office:value="6.35755200461809">
            <text:p>6.3575520046</text:p>
          </table:table-cell>
          <table:table-cell table:formula="of:=[.A83]*LOG([.A83];2)" office:value-type="float" office:value="521.319264378683">
            <text:p>521.3192643787</text:p>
          </table:table-cell>
          <table:table-cell table:formula="of:=[.A83]" office:value-type="float" office:value="82">
            <text:p>82</text:p>
          </table:table-cell>
          <table:table-cell table:formula="of:=[.A83]^2" office:value-type="float" office:value="6724">
            <text:p>6724</text:p>
          </table:table-cell>
          <table:table-cell table:formula="of:=2^[.A83]" office:value-type="float" office:value="4.83570327845852E+024">
            <text:p>4835703278458520000000000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formula="of:=[.$A$2]" office:value-type="float" office:value="1">
            <text:p>1</text:p>
          </table:table-cell>
          <table:table-cell table:formula="of:=LOG([.A84];2)" office:value-type="float" office:value="6.37503943134693">
            <text:p>6.3750394313</text:p>
          </table:table-cell>
          <table:table-cell table:formula="of:=[.A84]*LOG([.A84];2)" office:value-type="float" office:value="529.128272801795">
            <text:p>529.1282728018</text:p>
          </table:table-cell>
          <table:table-cell table:formula="of:=[.A84]" office:value-type="float" office:value="83">
            <text:p>83</text:p>
          </table:table-cell>
          <table:table-cell table:formula="of:=[.A84]^2" office:value-type="float" office:value="6889">
            <text:p>6889</text:p>
          </table:table-cell>
          <table:table-cell table:formula="of:=2^[.A84]" office:value-type="float" office:value="9.67140655691703E+024">
            <text:p>9671406556917030000000000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formula="of:=[.$A$2]" office:value-type="float" office:value="1">
            <text:p>1</text:p>
          </table:table-cell>
          <table:table-cell table:formula="of:=LOG([.A85];2)" office:value-type="float" office:value="6.39231742277876">
            <text:p>6.3923174228</text:p>
          </table:table-cell>
          <table:table-cell table:formula="of:=[.A85]*LOG([.A85];2)" office:value-type="float" office:value="536.954663513416">
            <text:p>536.9546635134</text:p>
          </table:table-cell>
          <table:table-cell table:formula="of:=[.A85]" office:value-type="float" office:value="84">
            <text:p>84</text:p>
          </table:table-cell>
          <table:table-cell table:formula="of:=[.A85]^2" office:value-type="float" office:value="7056">
            <text:p>7056</text:p>
          </table:table-cell>
          <table:table-cell table:formula="of:=2^[.A85]" office:value-type="float" office:value="1.93428131138341E+025">
            <text:p>19342813113834100000000000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formula="of:=[.$A$2]" office:value-type="float" office:value="1">
            <text:p>1</text:p>
          </table:table-cell>
          <table:table-cell table:formula="of:=LOG([.A86];2)" office:value-type="float" office:value="6.4093909361377">
            <text:p>6.4093909361</text:p>
          </table:table-cell>
          <table:table-cell table:formula="of:=[.A86]*LOG([.A86];2)" office:value-type="float" office:value="544.798229571705">
            <text:p>544.7982295717</text:p>
          </table:table-cell>
          <table:table-cell table:formula="of:=[.A86]" office:value-type="float" office:value="85">
            <text:p>85</text:p>
          </table:table-cell>
          <table:table-cell table:formula="of:=[.A86]^2" office:value-type="float" office:value="7225">
            <text:p>7225</text:p>
          </table:table-cell>
          <table:table-cell table:formula="of:=2^[.A86]" office:value-type="float" office:value="3.86856262276681E+025">
            <text:p>38685626227668100000000000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formula="of:=[.$A$2]" office:value-type="float" office:value="1">
            <text:p>1</text:p>
          </table:table-cell>
          <table:table-cell table:formula="of:=LOG([.A87];2)" office:value-type="float" office:value="6.4262647547021">
            <text:p>6.4262647547</text:p>
          </table:table-cell>
          <table:table-cell table:formula="of:=[.A87]*LOG([.A87];2)" office:value-type="float" office:value="552.65876890438">
            <text:p>552.6587689044</text:p>
          </table:table-cell>
          <table:table-cell table:formula="of:=[.A87]" office:value-type="float" office:value="86">
            <text:p>86</text:p>
          </table:table-cell>
          <table:table-cell table:formula="of:=[.A87]^2" office:value-type="float" office:value="7396">
            <text:p>7396</text:p>
          </table:table-cell>
          <table:table-cell table:formula="of:=2^[.A87]" office:value-type="float" office:value="7.73712524553363E+025">
            <text:p>77371252455336300000000000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formula="of:=[.$A$2]" office:value-type="float" office:value="1">
            <text:p>1</text:p>
          </table:table-cell>
          <table:table-cell table:formula="of:=LOG([.A88];2)" office:value-type="float" office:value="6.44294349584873">
            <text:p>6.4429434958</text:p>
          </table:table-cell>
          <table:table-cell table:formula="of:=[.A88]*LOG([.A88];2)" office:value-type="float" office:value="560.536084138839">
            <text:p>560.5360841388</text:p>
          </table:table-cell>
          <table:table-cell table:formula="of:=[.A88]" office:value-type="float" office:value="87">
            <text:p>87</text:p>
          </table:table-cell>
          <table:table-cell table:formula="of:=[.A88]^2" office:value-type="float" office:value="7569">
            <text:p>7569</text:p>
          </table:table-cell>
          <table:table-cell table:formula="of:=2^[.A88]" office:value-type="float" office:value="1.54742504910673E+026">
            <text:p>154742504910673000000000000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formula="of:=[.$A$2]" office:value-type="float" office:value="1">
            <text:p>1</text:p>
          </table:table-cell>
          <table:table-cell table:formula="of:=LOG([.A89];2)" office:value-type="float" office:value="6.4594316186373">
            <text:p>6.4594316186</text:p>
          </table:table-cell>
          <table:table-cell table:formula="of:=[.A89]*LOG([.A89];2)" office:value-type="float" office:value="568.429982440082">
            <text:p>568.4299824401</text:p>
          </table:table-cell>
          <table:table-cell table:formula="of:=[.A89]" office:value-type="float" office:value="88">
            <text:p>88</text:p>
          </table:table-cell>
          <table:table-cell table:formula="of:=[.A89]^2" office:value-type="float" office:value="7744">
            <text:p>7744</text:p>
          </table:table-cell>
          <table:table-cell table:formula="of:=2^[.A89]" office:value-type="float" office:value="3.09485009821345E+026">
            <text:p>309485009821345000000000000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formula="of:=[.$A$2]" office:value-type="float" office:value="1">
            <text:p>1</text:p>
          </table:table-cell>
          <table:table-cell table:formula="of:=LOG([.A90];2)" office:value-type="float" office:value="6.4757334309664">
            <text:p>6.475733431</text:p>
          </table:table-cell>
          <table:table-cell table:formula="of:=[.A90]*LOG([.A90];2)" office:value-type="float" office:value="576.340275356009">
            <text:p>576.340275356</text:p>
          </table:table-cell>
          <table:table-cell table:formula="of:=[.A90]" office:value-type="float" office:value="89">
            <text:p>89</text:p>
          </table:table-cell>
          <table:table-cell table:formula="of:=[.A90]^2" office:value-type="float" office:value="7921">
            <text:p>7921</text:p>
          </table:table-cell>
          <table:table-cell table:formula="of:=2^[.A90]" office:value-type="float" office:value="6.1897001964269E+026">
            <text:p>618970019642690000000000000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formula="of:=[.$A$2]" office:value-type="float" office:value="1">
            <text:p>1</text:p>
          </table:table-cell>
          <table:table-cell table:formula="of:=LOG([.A91];2)" office:value-type="float" office:value="6.49185309632968">
            <text:p>6.4918530963</text:p>
          </table:table-cell>
          <table:table-cell table:formula="of:=[.A91]*LOG([.A91];2)" office:value-type="float" office:value="584.266778669671">
            <text:p>584.2667786697</text:p>
          </table:table-cell>
          <table:table-cell table:formula="of:=[.A91]" office:value-type="float" office:value="90">
            <text:p>90</text:p>
          </table:table-cell>
          <table:table-cell table:formula="of:=[.A91]^2" office:value-type="float" office:value="8100">
            <text:p>8100</text:p>
          </table:table-cell>
          <table:table-cell table:formula="of:=2^[.A91]" office:value-type="float" office:value="1.23794003928538E+027">
            <text:p>1237940039285380000000000000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formula="of:=[.$A$2]" office:value-type="float" office:value="1">
            <text:p>1</text:p>
          </table:table-cell>
          <table:table-cell table:formula="of:=LOG([.A92];2)" office:value-type="float" office:value="6.5077946401987">
            <text:p>6.5077946402</text:p>
          </table:table-cell>
          <table:table-cell table:formula="of:=[.A92]*LOG([.A92];2)" office:value-type="float" office:value="592.209312258081">
            <text:p>592.2093122581</text:p>
          </table:table-cell>
          <table:table-cell table:formula="of:=[.A92]" office:value-type="float" office:value="91">
            <text:p>91</text:p>
          </table:table-cell>
          <table:table-cell table:formula="of:=[.A92]^2" office:value-type="float" office:value="8281">
            <text:p>8281</text:p>
          </table:table-cell>
          <table:table-cell table:formula="of:=2^[.A92]" office:value-type="float" office:value="2.47588007857076E+027">
            <text:p>2475880078570760000000000000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formula="of:=[.$A$2]" office:value-type="float" office:value="1">
            <text:p>1</text:p>
          </table:table-cell>
          <table:table-cell table:formula="of:=LOG([.A93];2)" office:value-type="float" office:value="6.52356195605701">
            <text:p>6.5235619561</text:p>
          </table:table-cell>
          <table:table-cell table:formula="of:=[.A93]*LOG([.A93];2)" office:value-type="float" office:value="600.167699957245">
            <text:p>600.1676999572</text:p>
          </table:table-cell>
          <table:table-cell table:formula="of:=[.A93]" office:value-type="float" office:value="92">
            <text:p>92</text:p>
          </table:table-cell>
          <table:table-cell table:formula="of:=[.A93]^2" office:value-type="float" office:value="8464">
            <text:p>8464</text:p>
          </table:table-cell>
          <table:table-cell table:formula="of:=2^[.A93]" office:value-type="float" office:value="4.95176015714152E+027">
            <text:p>4951760157141520000000000000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formula="of:=[.$A$2]" office:value-type="float" office:value="1">
            <text:p>1</text:p>
          </table:table-cell>
          <table:table-cell table:formula="of:=LOG([.A94];2)" office:value-type="float" office:value="6.53915881110803">
            <text:p>6.5391588111</text:p>
          </table:table-cell>
          <table:table-cell table:formula="of:=[.A94]*LOG([.A94];2)" office:value-type="float" office:value="608.141769433047">
            <text:p>608.141769433</text:p>
          </table:table-cell>
          <table:table-cell table:formula="of:=[.A94]" office:value-type="float" office:value="93">
            <text:p>93</text:p>
          </table:table-cell>
          <table:table-cell table:formula="of:=[.A94]^2" office:value-type="float" office:value="8649">
            <text:p>8649</text:p>
          </table:table-cell>
          <table:table-cell table:formula="of:=2^[.A94]" office:value-type="float" office:value="9.90352031428304E+027">
            <text:p>9903520314283040000000000000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formula="of:=[.$A$2]" office:value-type="float" office:value="1">
            <text:p>1</text:p>
          </table:table-cell>
          <table:table-cell table:formula="of:=LOG([.A95];2)" office:value-type="float" office:value="6.55458885167764">
            <text:p>6.5545888517</text:p>
          </table:table-cell>
          <table:table-cell table:formula="of:=[.A95]*LOG([.A95];2)" office:value-type="float" office:value="616.131352057698">
            <text:p>616.1313520577</text:p>
          </table:table-cell>
          <table:table-cell table:formula="of:=[.A95]" office:value-type="float" office:value="94">
            <text:p>94</text:p>
          </table:table-cell>
          <table:table-cell table:formula="of:=[.A95]^2" office:value-type="float" office:value="8836">
            <text:p>8836</text:p>
          </table:table-cell>
          <table:table-cell table:formula="of:=2^[.A95]" office:value-type="float" office:value="1.98070406285661E+028">
            <text:p>19807040628566100000000000000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formula="of:=[.$A$2]" office:value-type="float" office:value="1">
            <text:p>1</text:p>
          </table:table-cell>
          <table:table-cell table:formula="of:=LOG([.A96];2)" office:value-type="float" office:value="6.56985560833095">
            <text:p>6.5698556083</text:p>
          </table:table-cell>
          <table:table-cell table:formula="of:=[.A96]*LOG([.A96];2)" office:value-type="float" office:value="624.13628279144">
            <text:p>624.1362827914</text:p>
          </table:table-cell>
          <table:table-cell table:formula="of:=[.A96]" office:value-type="float" office:value="95">
            <text:p>95</text:p>
          </table:table-cell>
          <table:table-cell table:formula="of:=[.A96]^2" office:value-type="float" office:value="9025">
            <text:p>9025</text:p>
          </table:table-cell>
          <table:table-cell table:formula="of:=2^[.A96]" office:value-type="float" office:value="3.96140812571322E+028">
            <text:p>39614081257132200000000000000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formula="of:=[.$A$2]" office:value-type="float" office:value="1">
            <text:p>1</text:p>
          </table:table-cell>
          <table:table-cell table:formula="of:=LOG([.A97];2)" office:value-type="float" office:value="6.58496250072116">
            <text:p>6.5849625007</text:p>
          </table:table-cell>
          <table:table-cell table:formula="of:=[.A97]*LOG([.A97];2)" office:value-type="float" office:value="632.156400069231">
            <text:p>632.1564000692</text:p>
          </table:table-cell>
          <table:table-cell table:formula="of:=[.A97]" office:value-type="float" office:value="96">
            <text:p>96</text:p>
          </table:table-cell>
          <table:table-cell table:formula="of:=[.A97]^2" office:value-type="float" office:value="9216">
            <text:p>9216</text:p>
          </table:table-cell>
          <table:table-cell table:formula="of:=2^[.A97]" office:value-type="float" office:value="7.92281625142643E+028">
            <text:p>79228162514264300000000000000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formula="of:=[.$A$2]" office:value-type="float" office:value="1">
            <text:p>1</text:p>
          </table:table-cell>
          <table:table-cell table:formula="of:=LOG([.A98];2)" office:value-type="float" office:value="6.59991284218713">
            <text:p>6.5999128422</text:p>
          </table:table-cell>
          <table:table-cell table:formula="of:=[.A98]*LOG([.A98];2)" office:value-type="float" office:value="640.191545692151">
            <text:p>640.1915456922</text:p>
          </table:table-cell>
          <table:table-cell table:formula="of:=[.A98]" office:value-type="float" office:value="97">
            <text:p>97</text:p>
          </table:table-cell>
          <table:table-cell table:formula="of:=[.A98]^2" office:value-type="float" office:value="9409">
            <text:p>9409</text:p>
          </table:table-cell>
          <table:table-cell table:formula="of:=2^[.A98]" office:value-type="float" office:value="1.58456325028529E+029">
            <text:p>158456325028529000000000000000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formula="of:=[.$A$2]" office:value-type="float" office:value="1">
            <text:p>1</text:p>
          </table:table-cell>
          <table:table-cell table:formula="of:=LOG([.A99];2)" office:value-type="float" office:value="6.61470984411521">
            <text:p>6.6147098441</text:p>
          </table:table-cell>
          <table:table-cell table:formula="of:=[.A99]*LOG([.A99];2)" office:value-type="float" office:value="648.241564723291">
            <text:p>648.2415647233</text:p>
          </table:table-cell>
          <table:table-cell table:formula="of:=[.A99]" office:value-type="float" office:value="98">
            <text:p>98</text:p>
          </table:table-cell>
          <table:table-cell table:formula="of:=[.A99]^2" office:value-type="float" office:value="9604">
            <text:p>9604</text:p>
          </table:table-cell>
          <table:table-cell table:formula="of:=2^[.A99]" office:value-type="float" office:value="3.16912650057057E+029">
            <text:p>316912650057057000000000000000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formula="of:=[.$A$2]" office:value-type="float" office:value="1">
            <text:p>1</text:p>
          </table:table-cell>
          <table:table-cell table:formula="of:=LOG([.A100];2)" office:value-type="float" office:value="6.62935662007961">
            <text:p>6.6293566201</text:p>
          </table:table-cell>
          <table:table-cell table:formula="of:=[.A100]*LOG([.A100];2)" office:value-type="float" office:value="656.306305387881">
            <text:p>656.3063053879</text:p>
          </table:table-cell>
          <table:table-cell table:formula="of:=[.A100]" office:value-type="float" office:value="99">
            <text:p>99</text:p>
          </table:table-cell>
          <table:table-cell table:formula="of:=[.A100]^2" office:value-type="float" office:value="9801">
            <text:p>9801</text:p>
          </table:table-cell>
          <table:table-cell table:formula="of:=2^[.A100]" office:value-type="float" office:value="6.33825300114115E+029">
            <text:p>633825300114115000000000000000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formula="of:=[.$A$2]" office:value-type="float" office:value="1">
            <text:p>1</text:p>
          </table:table-cell>
          <table:table-cell table:formula="of:=LOG([.A101];2)" office:value-type="float" office:value="6.64385618977473">
            <text:p>6.6438561898</text:p>
          </table:table-cell>
          <table:table-cell table:formula="of:=[.A101]*LOG([.A101];2)" office:value-type="float" office:value="664.385618977473">
            <text:p>664.3856189775</text:p>
          </table:table-cell>
          <table:table-cell table:formula="of:=[.A101]" office:value-type="float" office:value="100">
            <text:p>100</text:p>
          </table:table-cell>
          <table:table-cell table:formula="of:=[.A101]^2" office:value-type="float" office:value="10000">
            <text:p>10000</text:p>
          </table:table-cell>
          <table:table-cell table:formula="of:=2^[.A101]" office:value-type="float" office:value="1.26765060022823E+030">
            <text:p>1267650600228230000000000000000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formula="of:=[.$A$2]" office:value-type="float" office:value="1">
            <text:p>1</text:p>
          </table:table-cell>
          <table:table-cell table:formula="of:=LOG([.A102];2)" office:value-type="float" office:value="6.6582114827518">
            <text:p>6.6582114828</text:p>
          </table:table-cell>
          <table:table-cell table:formula="of:=[.A102]*LOG([.A102];2)" office:value-type="float" office:value="672.479359757931">
            <text:p>672.4793597579</text:p>
          </table:table-cell>
          <table:table-cell table:formula="of:=[.A102]" office:value-type="float" office:value="101">
            <text:p>101</text:p>
          </table:table-cell>
          <table:table-cell table:formula="of:=[.A102]^2" office:value-type="float" office:value="10201">
            <text:p>10201</text:p>
          </table:table-cell>
          <table:table-cell table:formula="of:=2^[.A102]" office:value-type="float" office:value="2.53530120045646E+030">
            <text:p>2535301200456460000000000000000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formula="of:=[.$A$2]" office:value-type="float" office:value="1">
            <text:p>1</text:p>
          </table:table-cell>
          <table:table-cell table:formula="of:=LOG([.A103];2)" office:value-type="float" office:value="6.6724253419715">
            <text:p>6.672425342</text:p>
          </table:table-cell>
          <table:table-cell table:formula="of:=[.A103]*LOG([.A103];2)" office:value-type="float" office:value="680.587384881093">
            <text:p>680.5873848811</text:p>
          </table:table-cell>
          <table:table-cell table:formula="of:=[.A103]" office:value-type="float" office:value="102">
            <text:p>102</text:p>
          </table:table-cell>
          <table:table-cell table:formula="of:=[.A103]^2" office:value-type="float" office:value="10404">
            <text:p>10404</text:p>
          </table:table-cell>
          <table:table-cell table:formula="of:=2^[.A103]" office:value-type="float" office:value="5.07060240091292E+030">
            <text:p>5070602400912920000000000000000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formula="of:=[.$A$2]" office:value-type="float" office:value="1">
            <text:p>1</text:p>
          </table:table-cell>
          <table:table-cell table:formula="of:=LOG([.A104];2)" office:value-type="float" office:value="6.68650052718322">
            <text:p>6.6865005272</text:p>
          </table:table-cell>
          <table:table-cell table:formula="of:=[.A104]*LOG([.A104];2)" office:value-type="float" office:value="688.709554299872">
            <text:p>688.7095542999</text:p>
          </table:table-cell>
          <table:table-cell table:formula="of:=[.A104]" office:value-type="float" office:value="103">
            <text:p>103</text:p>
          </table:table-cell>
          <table:table-cell table:formula="of:=[.A104]^2" office:value-type="float" office:value="10609">
            <text:p>10609</text:p>
          </table:table-cell>
          <table:table-cell table:formula="of:=2^[.A104]" office:value-type="float" office:value="1.01412048018258E+031">
            <text:p>10141204801825800000000000000000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formula="of:=[.$A$2]" office:value-type="float" office:value="1">
            <text:p>1</text:p>
          </table:table-cell>
          <table:table-cell table:formula="of:=LOG([.A105];2)" office:value-type="float" office:value="6.70043971814109">
            <text:p>6.7004397181</text:p>
          </table:table-cell>
          <table:table-cell table:formula="of:=[.A105]*LOG([.A105];2)" office:value-type="float" office:value="696.845730686674">
            <text:p>696.8457306867</text:p>
          </table:table-cell>
          <table:table-cell table:formula="of:=[.A105]" office:value-type="float" office:value="104">
            <text:p>104</text:p>
          </table:table-cell>
          <table:table-cell table:formula="of:=[.A105]^2" office:value-type="float" office:value="10816">
            <text:p>10816</text:p>
          </table:table-cell>
          <table:table-cell table:formula="of:=2^[.A105]" office:value-type="float" office:value="2.02824096036517E+031">
            <text:p>20282409603651700000000000000000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formula="of:=[.$A$2]" office:value-type="float" office:value="1">
            <text:p>1</text:p>
          </table:table-cell>
          <table:table-cell table:formula="of:=LOG([.A106];2)" office:value-type="float" office:value="6.71424551766612">
            <text:p>6.7142455177</text:p>
          </table:table-cell>
          <table:table-cell table:formula="of:=[.A106]*LOG([.A106];2)" office:value-type="float" office:value="704.995779354943">
            <text:p>704.9957793549</text:p>
          </table:table-cell>
          <table:table-cell table:formula="of:=[.A106]" office:value-type="float" office:value="105">
            <text:p>105</text:p>
          </table:table-cell>
          <table:table-cell table:formula="of:=[.A106]^2" office:value-type="float" office:value="11025">
            <text:p>11025</text:p>
          </table:table-cell>
          <table:table-cell table:formula="of:=2^[.A106]" office:value-type="float" office:value="4.05648192073033E+031">
            <text:p>40564819207303300000000000000000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formula="of:=[.$A$2]" office:value-type="float" office:value="1">
            <text:p>1</text:p>
          </table:table-cell>
          <table:table-cell table:formula="of:=LOG([.A107];2)" office:value-type="float" office:value="6.7279204545632">
            <text:p>6.7279204546</text:p>
          </table:table-cell>
          <table:table-cell table:formula="of:=[.A107]*LOG([.A107];2)" office:value-type="float" office:value="713.159568183699">
            <text:p>713.1595681837</text:p>
          </table:table-cell>
          <table:table-cell table:formula="of:=[.A107]" office:value-type="float" office:value="106">
            <text:p>106</text:p>
          </table:table-cell>
          <table:table-cell table:formula="of:=[.A107]^2" office:value-type="float" office:value="11236">
            <text:p>11236</text:p>
          </table:table-cell>
          <table:table-cell table:formula="of:=2^[.A107]" office:value-type="float" office:value="8.11296384146067E+031">
            <text:p>81129638414606700000000000000000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formula="of:=[.$A$2]" office:value-type="float" office:value="1">
            <text:p>1</text:p>
          </table:table-cell>
          <table:table-cell table:formula="of:=LOG([.A108];2)" office:value-type="float" office:value="6.74146698640115">
            <text:p>6.7414669864</text:p>
          </table:table-cell>
          <table:table-cell table:formula="of:=[.A108]*LOG([.A108];2)" office:value-type="float" office:value="721.336967544923">
            <text:p>721.3369675449</text:p>
          </table:table-cell>
          <table:table-cell table:formula="of:=[.A108]" office:value-type="float" office:value="107">
            <text:p>107</text:p>
          </table:table-cell>
          <table:table-cell table:formula="of:=[.A108]^2" office:value-type="float" office:value="11449">
            <text:p>11449</text:p>
          </table:table-cell>
          <table:table-cell table:formula="of:=2^[.A108]" office:value-type="float" office:value="1.62259276829213E+032">
            <text:p>162259276829213000000000000000000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formula="of:=[.$A$2]" office:value-type="float" office:value="1">
            <text:p>1</text:p>
          </table:table-cell>
          <table:table-cell table:formula="of:=LOG([.A109];2)" office:value-type="float" office:value="6.75488750216347">
            <text:p>6.7548875022</text:p>
          </table:table-cell>
          <table:table-cell table:formula="of:=[.A109]*LOG([.A109];2)" office:value-type="float" office:value="729.527850233655">
            <text:p>729.5278502337</text:p>
          </table:table-cell>
          <table:table-cell table:formula="of:=[.A109]" office:value-type="float" office:value="108">
            <text:p>108</text:p>
          </table:table-cell>
          <table:table-cell table:formula="of:=[.A109]^2" office:value-type="float" office:value="11664">
            <text:p>11664</text:p>
          </table:table-cell>
          <table:table-cell table:formula="of:=2^[.A109]" office:value-type="float" office:value="3.24518553658427E+032">
            <text:p>324518553658427000000000000000000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formula="of:=[.$A$2]" office:value-type="float" office:value="1">
            <text:p>1</text:p>
          </table:table-cell>
          <table:table-cell table:formula="of:=LOG([.A110];2)" office:value-type="float" office:value="6.76818432477693">
            <text:p>6.7681843248</text:p>
          </table:table-cell>
          <table:table-cell table:formula="of:=[.A110]*LOG([.A110];2)" office:value-type="float" office:value="737.732091400685">
            <text:p>737.7320914007</text:p>
          </table:table-cell>
          <table:table-cell table:formula="of:=[.A110]" office:value-type="float" office:value="109">
            <text:p>109</text:p>
          </table:table-cell>
          <table:table-cell table:formula="of:=[.A110]^2" office:value-type="float" office:value="11881">
            <text:p>11881</text:p>
          </table:table-cell>
          <table:table-cell table:formula="of:=2^[.A110]" office:value-type="float" office:value="6.49037107316853E+032">
            <text:p>649037107316853000000000000000000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formula="of:=[.$A$2]" office:value-type="float" office:value="1">
            <text:p>1</text:p>
          </table:table-cell>
          <table:table-cell table:formula="of:=LOG([.A111];2)" office:value-type="float" office:value="6.78135971352466">
            <text:p>6.7813597135</text:p>
          </table:table-cell>
          <table:table-cell table:formula="of:=[.A111]*LOG([.A111];2)" office:value-type="float" office:value="745.949568487713">
            <text:p>745.9495684877</text:p>
          </table:table-cell>
          <table:table-cell table:formula="of:=[.A111]" office:value-type="float" office:value="110">
            <text:p>110</text:p>
          </table:table-cell>
          <table:table-cell table:formula="of:=[.A111]^2" office:value-type="float" office:value="12100">
            <text:p>12100</text:p>
          </table:table-cell>
          <table:table-cell table:formula="of:=2^[.A111]" office:value-type="float" office:value="1.29807421463371E+033">
            <text:p>1298074214633710000000000000000000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formula="of:=[.$A$2]" office:value-type="float" office:value="1">
            <text:p>1</text:p>
          </table:table-cell>
          <table:table-cell table:formula="of:=LOG([.A112];2)" office:value-type="float" office:value="6.79441586635011">
            <text:p>6.7944158664</text:p>
          </table:table-cell>
          <table:table-cell table:formula="of:=[.A112]*LOG([.A112];2)" office:value-type="float" office:value="754.180161164862">
            <text:p>754.1801611649</text:p>
          </table:table-cell>
          <table:table-cell table:formula="of:=[.A112]" office:value-type="float" office:value="111">
            <text:p>111</text:p>
          </table:table-cell>
          <table:table-cell table:formula="of:=[.A112]^2" office:value-type="float" office:value="12321">
            <text:p>12321</text:p>
          </table:table-cell>
          <table:table-cell table:formula="of:=2^[.A112]" office:value-type="float" office:value="2.59614842926741E+033">
            <text:p>2596148429267410000000000000000000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formula="of:=[.$A$2]" office:value-type="float" office:value="1">
            <text:p>1</text:p>
          </table:table-cell>
          <table:table-cell table:formula="of:=LOG([.A113];2)" office:value-type="float" office:value="6.8073549220576">
            <text:p>6.8073549221</text:p>
          </table:table-cell>
          <table:table-cell table:formula="of:=[.A113]*LOG([.A113];2)" office:value-type="float" office:value="762.423751270452">
            <text:p>762.4237512705</text:p>
          </table:table-cell>
          <table:table-cell table:formula="of:=[.A113]" office:value-type="float" office:value="112">
            <text:p>112</text:p>
          </table:table-cell>
          <table:table-cell table:formula="of:=[.A113]^2" office:value-type="float" office:value="12544">
            <text:p>12544</text:p>
          </table:table-cell>
          <table:table-cell table:formula="of:=2^[.A113]" office:value-type="float" office:value="5.19229685853483E+033">
            <text:p>5192296858534830000000000000000000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formula="of:=[.$A$2]" office:value-type="float" office:value="1">
            <text:p>1</text:p>
          </table:table-cell>
          <table:table-cell table:formula="of:=LOG([.A114];2)" office:value-type="float" office:value="6.82017896241519">
            <text:p>6.8201789624</text:p>
          </table:table-cell>
          <table:table-cell table:formula="of:=[.A114]*LOG([.A114];2)" office:value-type="float" office:value="770.680222752916">
            <text:p>770.6802227529</text:p>
          </table:table-cell>
          <table:table-cell table:formula="of:=[.A114]" office:value-type="float" office:value="113">
            <text:p>113</text:p>
          </table:table-cell>
          <table:table-cell table:formula="of:=[.A114]^2" office:value-type="float" office:value="12769">
            <text:p>12769</text:p>
          </table:table-cell>
          <table:table-cell table:formula="of:=2^[.A114]" office:value-type="float" office:value="1.03845937170697E+034">
            <text:p>10384593717069700000000000000000000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formula="of:=[.$A$2]" office:value-type="float" office:value="1">
            <text:p>1</text:p>
          </table:table-cell>
          <table:table-cell table:formula="of:=LOG([.A115];2)" office:value-type="float" office:value="6.83289001416474">
            <text:p>6.8328900142</text:p>
          </table:table-cell>
          <table:table-cell table:formula="of:=[.A115]*LOG([.A115];2)" office:value-type="float" office:value="778.949461614781">
            <text:p>778.9494616148</text:p>
          </table:table-cell>
          <table:table-cell table:formula="of:=[.A115]" office:value-type="float" office:value="114">
            <text:p>114</text:p>
          </table:table-cell>
          <table:table-cell table:formula="of:=[.A115]^2" office:value-type="float" office:value="12996">
            <text:p>12996</text:p>
          </table:table-cell>
          <table:table-cell table:formula="of:=2^[.A115]" office:value-type="float" office:value="2.07691874341393E+034">
            <text:p>20769187434139300000000000000000000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formula="of:=[.$A$2]" office:value-type="float" office:value="1">
            <text:p>1</text:p>
          </table:table-cell>
          <table:table-cell table:formula="of:=LOG([.A116];2)" office:value-type="float" office:value="6.84549005094438">
            <text:p>6.8454900509</text:p>
          </table:table-cell>
          <table:table-cell table:formula="of:=[.A116]*LOG([.A116];2)" office:value-type="float" office:value="787.231355858603">
            <text:p>787.2313558586</text:p>
          </table:table-cell>
          <table:table-cell table:formula="of:=[.A116]" office:value-type="float" office:value="115">
            <text:p>115</text:p>
          </table:table-cell>
          <table:table-cell table:formula="of:=[.A116]^2" office:value-type="float" office:value="13225">
            <text:p>13225</text:p>
          </table:table-cell>
          <table:table-cell table:formula="of:=2^[.A116]" office:value-type="float" office:value="4.15383748682786E+034">
            <text:p>41538374868278600000000000000000000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formula="of:=[.$A$2]" office:value-type="float" office:value="1">
            <text:p>1</text:p>
          </table:table-cell>
          <table:table-cell table:formula="of:=LOG([.A117];2)" office:value-type="float" office:value="6.85798099512757">
            <text:p>6.8579809951</text:p>
          </table:table-cell>
          <table:table-cell table:formula="of:=[.A117]*LOG([.A117];2)" office:value-type="float" office:value="795.525795434798">
            <text:p>795.5257954348</text:p>
          </table:table-cell>
          <table:table-cell table:formula="of:=[.A117]" office:value-type="float" office:value="116">
            <text:p>116</text:p>
          </table:table-cell>
          <table:table-cell table:formula="of:=[.A117]^2" office:value-type="float" office:value="13456">
            <text:p>13456</text:p>
          </table:table-cell>
          <table:table-cell table:formula="of:=2^[.A117]" office:value-type="float" office:value="8.30767497365573E+034">
            <text:p>8307674973655730000000000000000000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formula="of:=[.$A$2]" office:value-type="float" office:value="1">
            <text:p>1</text:p>
          </table:table-cell>
          <table:table-cell table:formula="of:=LOG([.A118];2)" office:value-type="float" office:value="6.87036471958341">
            <text:p>6.8703647196</text:p>
          </table:table-cell>
          <table:table-cell table:formula="of:=[.A118]*LOG([.A118];2)" office:value-type="float" office:value="803.832672191258">
            <text:p>803.8326721913</text:p>
          </table:table-cell>
          <table:table-cell table:formula="of:=[.A118]" office:value-type="float" office:value="117">
            <text:p>117</text:p>
          </table:table-cell>
          <table:table-cell table:formula="of:=[.A118]^2" office:value-type="float" office:value="13689">
            <text:p>13689</text:p>
          </table:table-cell>
          <table:table-cell table:formula="of:=2^[.A118]" office:value-type="float" office:value="1.66153499473114E+035">
            <text:p>166153499473114000000000000000000000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formula="of:=[.$A$2]" office:value-type="float" office:value="1">
            <text:p>1</text:p>
          </table:table-cell>
          <table:table-cell table:formula="of:=LOG([.A119];2)" office:value-type="float" office:value="6.88264304936184">
            <text:p>6.8826430494</text:p>
          </table:table-cell>
          <table:table-cell table:formula="of:=[.A119]*LOG([.A119];2)" office:value-type="float" office:value="812.151879824697">
            <text:p>812.1518798247</text:p>
          </table:table-cell>
          <table:table-cell table:formula="of:=[.A119]" office:value-type="float" office:value="118">
            <text:p>118</text:p>
          </table:table-cell>
          <table:table-cell table:formula="of:=[.A119]^2" office:value-type="float" office:value="13924">
            <text:p>13924</text:p>
          </table:table-cell>
          <table:table-cell table:formula="of:=2^[.A119]" office:value-type="float" office:value="3.32306998946229E+035">
            <text:p>332306998946229000000000000000000000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formula="of:=[.$A$2]" office:value-type="float" office:value="1">
            <text:p>1</text:p>
          </table:table-cell>
          <table:table-cell table:formula="of:=LOG([.A120];2)" office:value-type="float" office:value="6.89481776330794">
            <text:p>6.8948177633</text:p>
          </table:table-cell>
          <table:table-cell table:formula="of:=[.A120]*LOG([.A120];2)" office:value-type="float" office:value="820.483313833645">
            <text:p>820.4833138336</text:p>
          </table:table-cell>
          <table:table-cell table:formula="of:=[.A120]" office:value-type="float" office:value="119">
            <text:p>119</text:p>
          </table:table-cell>
          <table:table-cell table:formula="of:=[.A120]^2" office:value-type="float" office:value="14161">
            <text:p>14161</text:p>
          </table:table-cell>
          <table:table-cell table:formula="of:=2^[.A120]" office:value-type="float" office:value="6.64613997892458E+035">
            <text:p>664613997892458000000000000000000000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formula="of:=[.$A$2]" office:value-type="float" office:value="1">
            <text:p>1</text:p>
          </table:table-cell>
          <table:table-cell table:formula="of:=LOG([.A121];2)" office:value-type="float" office:value="6.90689059560852">
            <text:p>6.9068905956</text:p>
          </table:table-cell>
          <table:table-cell table:formula="of:=[.A121]*LOG([.A121];2)" office:value-type="float" office:value="828.826871473022">
            <text:p>828.826871473</text:p>
          </table:table-cell>
          <table:table-cell table:formula="of:=[.A121]" office:value-type="float" office:value="120">
            <text:p>120</text:p>
          </table:table-cell>
          <table:table-cell table:formula="of:=[.A121]^2" office:value-type="float" office:value="14400">
            <text:p>14400</text:p>
          </table:table-cell>
          <table:table-cell table:formula="of:=2^[.A121]" office:value-type="float" office:value="1.32922799578492E+036">
            <text:p>1329227995784920000000000000000000000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formula="of:=[.$A$2]" office:value-type="float" office:value="1">
            <text:p>1</text:p>
          </table:table-cell>
          <table:table-cell table:formula="of:=LOG([.A122];2)" office:value-type="float" office:value="6.9188632372746">
            <text:p>6.9188632373</text:p>
          </table:table-cell>
          <table:table-cell table:formula="of:=[.A122]*LOG([.A122];2)" office:value-type="float" office:value="837.182451710226">
            <text:p>837.1824517102</text:p>
          </table:table-cell>
          <table:table-cell table:formula="of:=[.A122]" office:value-type="float" office:value="121">
            <text:p>121</text:p>
          </table:table-cell>
          <table:table-cell table:formula="of:=[.A122]^2" office:value-type="float" office:value="14641">
            <text:p>14641</text:p>
          </table:table-cell>
          <table:table-cell table:formula="of:=2^[.A122]" office:value-type="float" office:value="2.65845599156983E+036">
            <text:p>2658455991569830000000000000000000000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formula="of:=[.$A$2]" office:value-type="float" office:value="1">
            <text:p>1</text:p>
          </table:table-cell>
          <table:table-cell table:formula="of:=LOG([.A123];2)" office:value-type="float" office:value="6.93073733756289">
            <text:p>6.9307373376</text:p>
          </table:table-cell>
          <table:table-cell table:formula="of:=[.A123]*LOG([.A123];2)" office:value-type="float" office:value="845.549955182672">
            <text:p>845.5499551827</text:p>
          </table:table-cell>
          <table:table-cell table:formula="of:=[.A123]" office:value-type="float" office:value="122">
            <text:p>122</text:p>
          </table:table-cell>
          <table:table-cell table:formula="of:=[.A123]^2" office:value-type="float" office:value="14884">
            <text:p>14884</text:p>
          </table:table-cell>
          <table:table-cell table:formula="of:=2^[.A123]" office:value-type="float" office:value="5.31691198313966E+036">
            <text:p>5316911983139660000000000000000000000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formula="of:=[.$A$2]" office:value-type="float" office:value="1">
            <text:p>1</text:p>
          </table:table-cell>
          <table:table-cell table:formula="of:=LOG([.A124];2)" office:value-type="float" office:value="6.94251450533924">
            <text:p>6.9425145053</text:p>
          </table:table-cell>
          <table:table-cell table:formula="of:=[.A124]*LOG([.A124];2)" office:value-type="float" office:value="853.929284156727">
            <text:p>853.9292841567</text:p>
          </table:table-cell>
          <table:table-cell table:formula="of:=[.A124]" office:value-type="float" office:value="123">
            <text:p>123</text:p>
          </table:table-cell>
          <table:table-cell table:formula="of:=[.A124]^2" office:value-type="float" office:value="15129">
            <text:p>15129</text:p>
          </table:table-cell>
          <table:table-cell table:formula="of:=2^[.A124]" office:value-type="float" office:value="1.06338239662793E+037">
            <text:p>10633823966279300000000000000000000000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formula="of:=[.$A$2]" office:value-type="float" office:value="1">
            <text:p>1</text:p>
          </table:table-cell>
          <table:table-cell table:formula="of:=LOG([.A125];2)" office:value-type="float" office:value="6.95419631038688">
            <text:p>6.9541963104</text:p>
          </table:table-cell>
          <table:table-cell table:formula="of:=[.A125]*LOG([.A125];2)" office:value-type="float" office:value="862.320342487973">
            <text:p>862.320342488</text:p>
          </table:table-cell>
          <table:table-cell table:formula="of:=[.A125]" office:value-type="float" office:value="124">
            <text:p>124</text:p>
          </table:table-cell>
          <table:table-cell table:formula="of:=[.A125]^2" office:value-type="float" office:value="15376">
            <text:p>15376</text:p>
          </table:table-cell>
          <table:table-cell table:formula="of:=2^[.A125]" office:value-type="float" office:value="2.12676479325587E+037">
            <text:p>21267647932558700000000000000000000000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formula="of:=[.$A$2]" office:value-type="float" office:value="1">
            <text:p>1</text:p>
          </table:table-cell>
          <table:table-cell table:formula="of:=LOG([.A126];2)" office:value-type="float" office:value="6.96578428466209">
            <text:p>6.9657842847</text:p>
          </table:table-cell>
          <table:table-cell table:formula="of:=[.A126]*LOG([.A126];2)" office:value-type="float" office:value="870.723035582761">
            <text:p>870.7230355828</text:p>
          </table:table-cell>
          <table:table-cell table:formula="of:=[.A126]" office:value-type="float" office:value="125">
            <text:p>125</text:p>
          </table:table-cell>
          <table:table-cell table:formula="of:=[.A126]^2" office:value-type="float" office:value="15625">
            <text:p>15625</text:p>
          </table:table-cell>
          <table:table-cell table:formula="of:=2^[.A126]" office:value-type="float" office:value="4.25352958651173E+037">
            <text:p>42535295865117300000000000000000000000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formula="of:=[.$A$2]" office:value-type="float" office:value="1">
            <text:p>1</text:p>
          </table:table-cell>
          <table:table-cell table:formula="of:=LOG([.A127];2)" office:value-type="float" office:value="6.97727992349992">
            <text:p>6.9772799235</text:p>
          </table:table-cell>
          <table:table-cell table:formula="of:=[.A127]*LOG([.A127];2)" office:value-type="float" office:value="879.13727036099">
            <text:p>879.137270361</text:p>
          </table:table-cell>
          <table:table-cell table:formula="of:=[.A127]" office:value-type="float" office:value="126">
            <text:p>126</text:p>
          </table:table-cell>
          <table:table-cell table:formula="of:=[.A127]^2" office:value-type="float" office:value="15876">
            <text:p>15876</text:p>
          </table:table-cell>
          <table:table-cell table:formula="of:=2^[.A127]" office:value-type="float" office:value="8.50705917302346E+037">
            <text:p>85070591730234600000000000000000000000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formula="of:=[.$A$2]" office:value-type="float" office:value="1">
            <text:p>1</text:p>
          </table:table-cell>
          <table:table-cell table:formula="of:=LOG([.A128];2)" office:value-type="float" office:value="6.98868468677217">
            <text:p>6.9886846868</text:p>
          </table:table-cell>
          <table:table-cell table:formula="of:=[.A128]*LOG([.A128];2)" office:value-type="float" office:value="887.562955220065">
            <text:p>887.5629552201</text:p>
          </table:table-cell>
          <table:table-cell table:formula="of:=[.A128]" office:value-type="float" office:value="127">
            <text:p>127</text:p>
          </table:table-cell>
          <table:table-cell table:formula="of:=[.A128]^2" office:value-type="float" office:value="16129">
            <text:p>16129</text:p>
          </table:table-cell>
          <table:table-cell table:formula="of:=2^[.A128]" office:value-type="float" office:value="1.70141183460469E+038">
            <text:p>170141183460469000000000000000000000000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formula="of:=[.$A$2]" office:value-type="float" office:value="1">
            <text:p>1</text:p>
          </table:table-cell>
          <table:table-cell table:formula="of:=LOG([.A129];2)" office:value-type="float" office:value="7">
            <text:p>7</text:p>
          </table:table-cell>
          <table:table-cell table:formula="of:=[.A129]*LOG([.A129];2)" office:value-type="float" office:value="896">
            <text:p>896</text:p>
          </table:table-cell>
          <table:table-cell table:formula="of:=[.A129]" office:value-type="float" office:value="128">
            <text:p>128</text:p>
          </table:table-cell>
          <table:table-cell table:formula="of:=[.A129]^2" office:value-type="float" office:value="16384">
            <text:p>16384</text:p>
          </table:table-cell>
          <table:table-cell table:formula="of:=2^[.A129]" office:value-type="float" office:value="3.40282366920938E+038">
            <text:p>340282366920938000000000000000000000000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formula="of:=[.$A$2]" office:value-type="float" office:value="1">
            <text:p>1</text:p>
          </table:table-cell>
          <table:table-cell table:formula="of:=LOG([.A130];2)" office:value-type="float" office:value="7.01122725542325">
            <text:p>7.0112272554</text:p>
          </table:table-cell>
          <table:table-cell table:formula="of:=[.A130]*LOG([.A130];2)" office:value-type="float" office:value="904.4483159496">
            <text:p>904.4483159496</text:p>
          </table:table-cell>
          <table:table-cell table:formula="of:=[.A130]" office:value-type="float" office:value="129">
            <text:p>129</text:p>
          </table:table-cell>
          <table:table-cell table:formula="of:=[.A130]^2" office:value-type="float" office:value="16641">
            <text:p>16641</text:p>
          </table:table-cell>
          <table:table-cell table:formula="of:=2^[.A130]" office:value-type="float" office:value="6.80564733841877E+038">
            <text:p>680564733841877000000000000000000000000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formula="of:=[.$A$2]" office:value-type="float" office:value="1">
            <text:p>1</text:p>
          </table:table-cell>
          <table:table-cell table:formula="of:=LOG([.A131];2)" office:value-type="float" office:value="7.02236781302845">
            <text:p>7.022367813</text:p>
          </table:table-cell>
          <table:table-cell table:formula="of:=[.A131]*LOG([.A131];2)" office:value-type="float" office:value="912.907815693699">
            <text:p>912.9078156937</text:p>
          </table:table-cell>
          <table:table-cell table:formula="of:=[.A131]" office:value-type="float" office:value="130">
            <text:p>130</text:p>
          </table:table-cell>
          <table:table-cell table:formula="of:=[.A131]^2" office:value-type="float" office:value="16900">
            <text:p>16900</text:p>
          </table:table-cell>
          <table:table-cell table:formula="of:=2^[.A131]" office:value-type="float" office:value="1.36112946768375E+039">
            <text:p>1361129467683750000000000000000000000000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formula="of:=[.$A$2]" office:value-type="float" office:value="1">
            <text:p>1</text:p>
          </table:table-cell>
          <table:table-cell table:formula="of:=LOG([.A132];2)" office:value-type="float" office:value="7.03342300153745">
            <text:p>7.0334230015</text:p>
          </table:table-cell>
          <table:table-cell table:formula="of:=[.A132]*LOG([.A132];2)" office:value-type="float" office:value="921.378413201406">
            <text:p>921.3784132014</text:p>
          </table:table-cell>
          <table:table-cell table:formula="of:=[.A132]" office:value-type="float" office:value="131">
            <text:p>131</text:p>
          </table:table-cell>
          <table:table-cell table:formula="of:=[.A132]^2" office:value-type="float" office:value="17161">
            <text:p>17161</text:p>
          </table:table-cell>
          <table:table-cell table:formula="of:=2^[.A132]" office:value-type="float" office:value="2.72225893536751E+039">
            <text:p>2722258935367510000000000000000000000000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formula="of:=[.$A$2]" office:value-type="float" office:value="1">
            <text:p>1</text:p>
          </table:table-cell>
          <table:table-cell table:formula="of:=LOG([.A133];2)" office:value-type="float" office:value="7.04439411935845">
            <text:p>7.0443941194</text:p>
          </table:table-cell>
          <table:table-cell table:formula="of:=[.A133]*LOG([.A133];2)" office:value-type="float" office:value="929.860023755316">
            <text:p>929.8600237553</text:p>
          </table:table-cell>
          <table:table-cell table:formula="of:=[.A133]" office:value-type="float" office:value="132">
            <text:p>132</text:p>
          </table:table-cell>
          <table:table-cell table:formula="of:=[.A133]^2" office:value-type="float" office:value="17424">
            <text:p>17424</text:p>
          </table:table-cell>
          <table:table-cell table:formula="of:=2^[.A133]" office:value-type="float" office:value="5.44451787073502E+039">
            <text:p>5444517870735020000000000000000000000000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formula="of:=[.$A$2]" office:value-type="float" office:value="1">
            <text:p>1</text:p>
          </table:table-cell>
          <table:table-cell table:formula="of:=LOG([.A134];2)" office:value-type="float" office:value="7.05528243550119">
            <text:p>7.0552824355</text:p>
          </table:table-cell>
          <table:table-cell table:formula="of:=[.A134]*LOG([.A134];2)" office:value-type="float" office:value="938.352563921658">
            <text:p>938.3525639217</text:p>
          </table:table-cell>
          <table:table-cell table:formula="of:=[.A134]" office:value-type="float" office:value="133">
            <text:p>133</text:p>
          </table:table-cell>
          <table:table-cell table:formula="of:=[.A134]^2" office:value-type="float" office:value="17689">
            <text:p>17689</text:p>
          </table:table-cell>
          <table:table-cell table:formula="of:=2^[.A134]" office:value-type="float" office:value="1.088903574147E+040">
            <text:p>1088903574147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formula="of:=[.$A$2]" office:value-type="float" office:value="1">
            <text:p>1</text:p>
          </table:table-cell>
          <table:table-cell table:formula="of:=LOG([.A135];2)" office:value-type="float" office:value="7.06608919045777">
            <text:p>7.0660891905</text:p>
          </table:table-cell>
          <table:table-cell table:formula="of:=[.A135]*LOG([.A135];2)" office:value-type="float" office:value="946.855951521341">
            <text:p>946.8559515213</text:p>
          </table:table-cell>
          <table:table-cell table:formula="of:=[.A135]" office:value-type="float" office:value="134">
            <text:p>134</text:p>
          </table:table-cell>
          <table:table-cell table:formula="of:=[.A135]^2" office:value-type="float" office:value="17956">
            <text:p>17956</text:p>
          </table:table-cell>
          <table:table-cell table:formula="of:=2^[.A135]" office:value-type="float" office:value="2.17780714829401E+040">
            <text:p>21778071482940100000000000000000000000000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formula="of:=[.$A$2]" office:value-type="float" office:value="1">
            <text:p>1</text:p>
          </table:table-cell>
          <table:table-cell table:formula="of:=LOG([.A136];2)" office:value-type="float" office:value="7.07681559705083">
            <text:p>7.0768155971</text:p>
          </table:table-cell>
          <table:table-cell table:formula="of:=[.A136]*LOG([.A136];2)" office:value-type="float" office:value="955.370105601862">
            <text:p>955.3701056019</text:p>
          </table:table-cell>
          <table:table-cell table:formula="of:=[.A136]" office:value-type="float" office:value="135">
            <text:p>135</text:p>
          </table:table-cell>
          <table:table-cell table:formula="of:=[.A136]^2" office:value-type="float" office:value="18225">
            <text:p>18225</text:p>
          </table:table-cell>
          <table:table-cell table:formula="of:=2^[.A136]" office:value-type="float" office:value="4.35561429658801E+040">
            <text:p>43556142965880100000000000000000000000000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formula="of:=[.$A$2]" office:value-type="float" office:value="1">
            <text:p>1</text:p>
          </table:table-cell>
          <table:table-cell table:formula="of:=LOG([.A137];2)" office:value-type="float" office:value="7.08746284125034">
            <text:p>7.0874628413</text:p>
          </table:table-cell>
          <table:table-cell table:formula="of:=[.A137]*LOG([.A137];2)" office:value-type="float" office:value="963.894946410046">
            <text:p>963.89494641</text:p>
          </table:table-cell>
          <table:table-cell table:formula="of:=[.A137]" office:value-type="float" office:value="136">
            <text:p>136</text:p>
          </table:table-cell>
          <table:table-cell table:formula="of:=[.A137]^2" office:value-type="float" office:value="18496">
            <text:p>18496</text:p>
          </table:table-cell>
          <table:table-cell table:formula="of:=2^[.A137]" office:value-type="float" office:value="8.71122859317602E+040">
            <text:p>87112285931760200000000000000000000000000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formula="of:=[.$A$2]" office:value-type="float" office:value="1">
            <text:p>1</text:p>
          </table:table-cell>
          <table:table-cell table:formula="of:=LOG([.A138];2)" office:value-type="float" office:value="7.09803208296053">
            <text:p>7.098032083</text:p>
          </table:table-cell>
          <table:table-cell table:formula="of:=[.A138]*LOG([.A138];2)" office:value-type="float" office:value="972.430395365592">
            <text:p>972.4303953656</text:p>
          </table:table-cell>
          <table:table-cell table:formula="of:=[.A138]" office:value-type="float" office:value="137">
            <text:p>137</text:p>
          </table:table-cell>
          <table:table-cell table:formula="of:=[.A138]^2" office:value-type="float" office:value="18769">
            <text:p>18769</text:p>
          </table:table-cell>
          <table:table-cell table:formula="of:=2^[.A138]" office:value-type="float" office:value="1.74224571863521E+041">
            <text:p>174224571863521000000000000000000000000000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formula="of:=[.$A$2]" office:value-type="float" office:value="1">
            <text:p>1</text:p>
          </table:table-cell>
          <table:table-cell table:formula="of:=LOG([.A139];2)" office:value-type="float" office:value="7.10852445677817">
            <text:p>7.1085244568</text:p>
          </table:table-cell>
          <table:table-cell table:formula="of:=[.A139]*LOG([.A139];2)" office:value-type="float" office:value="980.976375035388">
            <text:p>980.9763750354</text:p>
          </table:table-cell>
          <table:table-cell table:formula="of:=[.A139]" office:value-type="float" office:value="138">
            <text:p>138</text:p>
          </table:table-cell>
          <table:table-cell table:formula="of:=[.A139]^2" office:value-type="float" office:value="19044">
            <text:p>19044</text:p>
          </table:table-cell>
          <table:table-cell table:formula="of:=2^[.A139]" office:value-type="float" office:value="3.48449143727041E+041">
            <text:p>348449143727041000000000000000000000000000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formula="of:=[.$A$2]" office:value-type="float" office:value="1">
            <text:p>1</text:p>
          </table:table-cell>
          <table:table-cell table:formula="of:=LOG([.A140];2)" office:value-type="float" office:value="7.11894107272351">
            <text:p>7.1189410727</text:p>
          </table:table-cell>
          <table:table-cell table:formula="of:=[.A140]*LOG([.A140];2)" office:value-type="float" office:value="989.532809108568">
            <text:p>989.5328091086</text:p>
          </table:table-cell>
          <table:table-cell table:formula="of:=[.A140]" office:value-type="float" office:value="139">
            <text:p>139</text:p>
          </table:table-cell>
          <table:table-cell table:formula="of:=[.A140]^2" office:value-type="float" office:value="19321">
            <text:p>19321</text:p>
          </table:table-cell>
          <table:table-cell table:formula="of:=2^[.A140]" office:value-type="float" office:value="6.96898287454082E+041">
            <text:p>696898287454082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formula="of:=[.$A$2]" office:value-type="float" office:value="1">
            <text:p>1</text:p>
          </table:table-cell>
          <table:table-cell table:formula="of:=LOG([.A141];2)" office:value-type="float" office:value="7.12928301694497">
            <text:p>7.1292830169</text:p>
          </table:table-cell>
          <table:table-cell table:formula="of:=[.A141]*LOG([.A141];2)" office:value-type="float" office:value="998.099622372295">
            <text:p>998.0996223723</text:p>
          </table:table-cell>
          <table:table-cell table:formula="of:=[.A141]" office:value-type="float" office:value="140">
            <text:p>140</text:p>
          </table:table-cell>
          <table:table-cell table:formula="of:=[.A141]^2" office:value-type="float" office:value="19600">
            <text:p>19600</text:p>
          </table:table-cell>
          <table:table-cell table:formula="of:=2^[.A141]" office:value-type="float" office:value="1.39379657490816E+042">
            <text:p>139379657490816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formula="of:=[.$A$2]" office:value-type="float" office:value="1">
            <text:p>1</text:p>
          </table:table-cell>
          <table:table-cell table:formula="of:=LOG([.A142];2)" office:value-type="float" office:value="7.13955135239879">
            <text:p>7.1395513524</text:p>
          </table:table-cell>
          <table:table-cell table:formula="of:=[.A142]*LOG([.A142];2)" office:value-type="float" office:value="1006.67674068823">
            <text:p>1006.6767406882</text:p>
          </table:table-cell>
          <table:table-cell table:formula="of:=[.A142]" office:value-type="float" office:value="141">
            <text:p>141</text:p>
          </table:table-cell>
          <table:table-cell table:formula="of:=[.A142]^2" office:value-type="float" office:value="19881">
            <text:p>19881</text:p>
          </table:table-cell>
          <table:table-cell table:formula="of:=2^[.A142]" office:value-type="float" office:value="2.78759314981633E+042">
            <text:p>278759314981633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formula="of:=[.$A$2]" office:value-type="float" office:value="1">
            <text:p>1</text:p>
          </table:table-cell>
          <table:table-cell table:formula="of:=LOG([.A143];2)" office:value-type="float" office:value="7.14974711950468">
            <text:p>7.1497471195</text:p>
          </table:table-cell>
          <table:table-cell table:formula="of:=[.A143]*LOG([.A143];2)" office:value-type="float" office:value="1015.26409096966">
            <text:p>1015.2640909697</text:p>
          </table:table-cell>
          <table:table-cell table:formula="of:=[.A143]" office:value-type="float" office:value="142">
            <text:p>142</text:p>
          </table:table-cell>
          <table:table-cell table:formula="of:=[.A143]^2" office:value-type="float" office:value="20164">
            <text:p>20164</text:p>
          </table:table-cell>
          <table:table-cell table:formula="of:=2^[.A143]" office:value-type="float" office:value="5.57518629963266E+042">
            <text:p>557518629963266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formula="of:=[.$A$2]" office:value-type="float" office:value="1">
            <text:p>1</text:p>
          </table:table-cell>
          <table:table-cell table:formula="of:=LOG([.A144];2)" office:value-type="float" office:value="7.15987133677839">
            <text:p>7.1598713368</text:p>
          </table:table-cell>
          <table:table-cell table:formula="of:=[.A144]*LOG([.A144];2)" office:value-type="float" office:value="1023.86160115931">
            <text:p>1023.8616011593</text:p>
          </table:table-cell>
          <table:table-cell table:formula="of:=[.A144]" office:value-type="float" office:value="143">
            <text:p>143</text:p>
          </table:table-cell>
          <table:table-cell table:formula="of:=[.A144]^2" office:value-type="float" office:value="20449">
            <text:p>20449</text:p>
          </table:table-cell>
          <table:table-cell table:formula="of:=2^[.A144]" office:value-type="float" office:value="1.11503725992653E+043">
            <text:p>1115037259926530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formula="of:=[.$A$2]" office:value-type="float" office:value="1">
            <text:p>1</text:p>
          </table:table-cell>
          <table:table-cell table:formula="of:=LOG([.A145];2)" office:value-type="float" office:value="7.16992500144231">
            <text:p>7.1699250014</text:p>
          </table:table-cell>
          <table:table-cell table:formula="of:=[.A145]*LOG([.A145];2)" office:value-type="float" office:value="1032.46920020769">
            <text:p>1032.4692002077</text:p>
          </table:table-cell>
          <table:table-cell table:formula="of:=[.A145]" office:value-type="float" office:value="144">
            <text:p>144</text:p>
          </table:table-cell>
          <table:table-cell table:formula="of:=[.A145]^2" office:value-type="float" office:value="20736">
            <text:p>20736</text:p>
          </table:table-cell>
          <table:table-cell table:formula="of:=2^[.A145]" office:value-type="float" office:value="2.23007451985306E+043">
            <text:p>2230074519853060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formula="of:=[.$A$2]" office:value-type="float" office:value="1">
            <text:p>1</text:p>
          </table:table-cell>
          <table:table-cell table:formula="of:=LOG([.A146];2)" office:value-type="float" office:value="7.17990909001493">
            <text:p>7.17990909</text:p>
          </table:table-cell>
          <table:table-cell table:formula="of:=[.A146]*LOG([.A146];2)" office:value-type="float" office:value="1041.08681805217">
            <text:p>1041.0868180522</text:p>
          </table:table-cell>
          <table:table-cell table:formula="of:=[.A146]" office:value-type="float" office:value="145">
            <text:p>145</text:p>
          </table:table-cell>
          <table:table-cell table:formula="of:=[.A146]^2" office:value-type="float" office:value="21025">
            <text:p>21025</text:p>
          </table:table-cell>
          <table:table-cell table:formula="of:=2^[.A146]" office:value-type="float" office:value="4.46014903970613E+043">
            <text:p>4460149039706130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formula="of:=[.$A$2]" office:value-type="float" office:value="1">
            <text:p>1</text:p>
          </table:table-cell>
          <table:table-cell table:formula="of:=LOG([.A147];2)" office:value-type="float" office:value="7.18982455888002">
            <text:p>7.1898245589</text:p>
          </table:table-cell>
          <table:table-cell table:formula="of:=[.A147]*LOG([.A147];2)" office:value-type="float" office:value="1049.71438559648">
            <text:p>1049.7143855965</text:p>
          </table:table-cell>
          <table:table-cell table:formula="of:=[.A147]" office:value-type="float" office:value="146">
            <text:p>146</text:p>
          </table:table-cell>
          <table:table-cell table:formula="of:=[.A147]^2" office:value-type="float" office:value="21316">
            <text:p>21316</text:p>
          </table:table-cell>
          <table:table-cell table:formula="of:=2^[.A147]" office:value-type="float" office:value="8.92029807941225E+043">
            <text:p>8920298079412250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formula="of:=[.$A$2]" office:value-type="float" office:value="1">
            <text:p>1</text:p>
          </table:table-cell>
          <table:table-cell table:formula="of:=LOG([.A148];2)" office:value-type="float" office:value="7.19967234483636">
            <text:p>7.1996723448</text:p>
          </table:table-cell>
          <table:table-cell table:formula="of:=[.A148]*LOG([.A148];2)" office:value-type="float" office:value="1058.35183469095">
            <text:p>1058.351834691</text:p>
          </table:table-cell>
          <table:table-cell table:formula="of:=[.A148]" office:value-type="float" office:value="147">
            <text:p>147</text:p>
          </table:table-cell>
          <table:table-cell table:formula="of:=[.A148]^2" office:value-type="float" office:value="21609">
            <text:p>21609</text:p>
          </table:table-cell>
          <table:table-cell table:formula="of:=2^[.A148]" office:value-type="float" office:value="1.78405961588245E+044">
            <text:p>17840596158824500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formula="of:=[.$A$2]" office:value-type="float" office:value="1">
            <text:p>1</text:p>
          </table:table-cell>
          <table:table-cell table:formula="of:=LOG([.A149];2)" office:value-type="float" office:value="7.20945336562895">
            <text:p>7.2094533656</text:p>
          </table:table-cell>
          <table:table-cell table:formula="of:=[.A149]*LOG([.A149];2)" office:value-type="float" office:value="1066.99909811308">
            <text:p>1066.9990981131</text:p>
          </table:table-cell>
          <table:table-cell table:formula="of:=[.A149]" office:value-type="float" office:value="148">
            <text:p>148</text:p>
          </table:table-cell>
          <table:table-cell table:formula="of:=[.A149]^2" office:value-type="float" office:value="21904">
            <text:p>21904</text:p>
          </table:table-cell>
          <table:table-cell table:formula="of:=2^[.A149]" office:value-type="float" office:value="3.5681192317649E+044">
            <text:p>35681192317649000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formula="of:=[.$A$2]" office:value-type="float" office:value="1">
            <text:p>1</text:p>
          </table:table-cell>
          <table:table-cell table:formula="of:=LOG([.A150];2)" office:value-type="float" office:value="7.21916852046216">
            <text:p>7.2191685205</text:p>
          </table:table-cell>
          <table:table-cell table:formula="of:=[.A150]*LOG([.A150];2)" office:value-type="float" office:value="1075.65610954886">
            <text:p>1075.6561095489</text:p>
          </table:table-cell>
          <table:table-cell table:formula="of:=[.A150]" office:value-type="float" office:value="149">
            <text:p>149</text:p>
          </table:table-cell>
          <table:table-cell table:formula="of:=[.A150]^2" office:value-type="float" office:value="22201">
            <text:p>22201</text:p>
          </table:table-cell>
          <table:table-cell table:formula="of:=2^[.A150]" office:value-type="float" office:value="7.1362384635298E+044">
            <text:p>713623846352980000000000000000000000000000000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formula="of:=[.$A$2]" office:value-type="float" office:value="1">
            <text:p>1</text:p>
          </table:table-cell>
          <table:table-cell table:formula="of:=LOG([.A151];2)" office:value-type="float" office:value="7.22881869049588">
            <text:p>7.2288186905</text:p>
          </table:table-cell>
          <table:table-cell table:formula="of:=[.A151]*LOG([.A151];2)" office:value-type="float" office:value="1084.32280357438">
            <text:p>1084.3228035744</text:p>
          </table:table-cell>
          <table:table-cell table:formula="of:=[.A151]" office:value-type="float" office:value="150">
            <text:p>150</text:p>
          </table:table-cell>
          <table:table-cell table:formula="of:=[.A151]^2" office:value-type="float" office:value="22500">
            <text:p>22500</text:p>
          </table:table-cell>
          <table:table-cell table:formula="of:=2^[.A151]" office:value-type="float" office:value="1.42724769270596E+045">
            <text:p>1427247692705960000000000000000000000000000000</text:p>
          </table:table-cell>
          <table:table-cell table:number-columns-repeated="1017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3/09/2016</text:date>, <text:time>13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isher</meta:initial-creator>
    <meta:creation-date>2016-03-08T16:03:34.08</meta:creation-date>
    <dc:date>2016-03-09T13:52:09.41</dc:date>
    <dc:creator>Michael Risher</dc:creator>
    <meta:editing-duration>PT3H26M1S</meta:editing-duration>
    <meta:editing-cycles>3</meta:editing-cycles>
    <meta:generator>OpenOffice/4.1.2$Win32 OpenOffice.org_project/412m3$Build-9782</meta:generator>
    <meta:document-statistic meta:table-count="3" meta:cell-count="1152" meta:object-count="0"/>
  </office:meta>
</office:document-meta>
</file>